
<file path=META-INF/manifest.xml><?xml version="1.0" encoding="utf-8"?>
<manifest:manifest xmlns:manifest="urn:oasis:names:tc:opendocument:xmlns:manifest:1.0">
  <manifest:file-entry manifest:full-path="Object 3/" manifest:media-type="application/vnd.oasis.opendocument.chart"/>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3/content.xml" manifest:media-type="text/xml"/>
  <manifest:file-entry manifest:full-path="Object 3/styles.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complex="ar" style:country-complex="SA"/>
    </style:style>
    <style:style style:name="P3" style:parent-style-name="Normal" style:family="paragraph">
      <style:paragraph-properties>
        <style:tab-stops>
          <style:tab-stop style:type="left" style:position="0.8229in"/>
        </style:tab-stops>
      </style:paragraph-properties>
    </style:style>
    <style:style style:name="P4" style:parent-style-name="Normal" style:family="paragraph">
      <style:paragraph-properties>
        <style:tab-stops>
          <style:tab-stop style:type="left" style:position="0.8229in"/>
        </style:tab-stops>
      </style:paragraph-properties>
    </style:style>
    <style:style style:name="P5" style:parent-style-name="Normal" style:family="paragraph">
      <style:paragraph-properties>
        <style:tab-stops>
          <style:tab-stop style:type="left" style:position="0.8229in"/>
        </style:tab-stops>
      </style:paragraph-properties>
    </style:style>
    <style:style style:name="P6" style:parent-style-name="Normal" style:family="paragraph">
      <style:paragraph-properties>
        <style:tab-stops>
          <style:tab-stop style:type="left" style:position="0.8229in"/>
        </style:tab-stops>
      </style:paragraph-properties>
    </style:style>
    <style:style style:name="P7" style:parent-style-name="Normal" style:family="paragraph">
      <style:paragraph-properties>
        <style:tab-stops>
          <style:tab-stop style:type="left" style:position="0.8229in"/>
        </style:tab-stops>
      </style:paragraph-properties>
    </style:style>
    <style:style style:name="P8" style:parent-style-name="Normal" style:family="paragraph">
      <style:paragraph-properties>
        <style:tab-stops>
          <style:tab-stop style:type="left" style:position="0.8229in"/>
        </style:tab-stops>
      </style:paragraph-properties>
    </style:style>
    <style:style style:name="P9" style:parent-style-name="Normal" style:family="paragraph">
      <style:paragraph-properties>
        <style:tab-stops>
          <style:tab-stop style:type="left" style:position="0.8229in"/>
        </style:tab-stops>
      </style:paragraph-properties>
    </style:style>
    <style:style style:name="P10" style:parent-style-name="Normal" style:family="paragraph">
      <style:paragraph-properties>
        <style:tab-stops>
          <style:tab-stop style:type="left" style:position="0.8229in"/>
        </style:tab-stops>
      </style:paragraph-properties>
    </style:style>
    <style:style style:name="P11" style:parent-style-name="Normal" style:family="paragraph">
      <style:paragraph-properties>
        <style:tab-stops>
          <style:tab-stop style:type="left" style:position="0.8229in"/>
        </style:tab-stops>
      </style:paragraph-properties>
    </style:style>
    <style:style style:name="P12" style:parent-style-name="Normal" style:family="paragraph">
      <style:paragraph-properties>
        <style:tab-stops>
          <style:tab-stop style:type="left" style:position="0.8229in"/>
        </style:tab-stops>
      </style:paragraph-properties>
    </style:style>
    <style:style style:name="P13" style:parent-style-name="Normal" style:family="paragraph">
      <style:paragraph-properties>
        <style:tab-stops>
          <style:tab-stop style:type="left" style:position="0.8229in"/>
        </style:tab-stops>
      </style:paragraph-properties>
    </style:style>
    <style:style style:name="T14" style:parent-style-name="DefaultParagraphFont" style:family="text">
      <style:text-properties style:language-complex="ar" style:country-complex="SA"/>
    </style:style>
    <style:style style:name="T15" style:parent-style-name="DefaultParagraphFont" style:family="text">
      <style:text-properties style:language-complex="ar" style:country-complex="SA"/>
    </style:style>
    <style:style style:name="T16" style:parent-style-name="DefaultParagraphFont" style:family="text">
      <style:text-properties style:language-complex="ar" style:country-complex="SA"/>
    </style:style>
    <style:style style:name="T17" style:parent-style-name="DefaultParagraphFont" style:family="text">
      <style:text-properties style:language-complex="ar" style:country-complex="SA"/>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office:automatic-styles>
  <office:body>
    <office:text text:use-soft-page-breaks="true">
      <text:p text:style-name="P1">David Towson<text:tab/><text:tab/>I have read and understood the course academic integrity policy</text:p>
      <text:p text:style-name="Standard"/>
      <text:p text:style-name="Standard"/>
      <text:p text:style-name="Standard">Timeout Scheme:</text:p>
      <text:p text:style-name="Standard"/>
      <text:p text:style-name="Standard">ABT:</text:p>
      <text:p text:style-name="Standard"><text:s/>I used a straightforward timeout scheme; setting a timer for each outgoing packet<text:s/>from A<text:s/>and resending<text:s/>the packet when it expires. <text:s/>If A_INPUT receives the packet before the timer expires, it is removed.</text:p>
      <text:p text:style-name="Standard"/>
      <text:p text:style-name="Standard">GBN:</text:p>
      <text:p text:style-name="Standard">Whenever I hit A_OUTPUT I would check if the outgoing packet was the first in my current window. <text:s/>If the packet was the first<text:s/>in the window, I would set my timer. <text:s/>When receiving a packet in A_INPUT I would advance the window and reset the timer.</text:p>
      <text:p text:style-name="Standard"/>
      <text:p text:style-name="Standard">SR:</text:p>
      <text:p text:style-name="Standard">For selective repeat, I held a list of events. <text:s/>Whenever a new packet was sent out from A_OUTPUT I would push the event to the back of the list with a copy of the packet and a float holding the alarm time. <text:s/></text:p>
      <text:p text:style-name="Standard"/>
      <text:p text:style-name="Standard">I found this scheme preferable because all events have the same timeout value. <text:s/>Therefore,<text:s/>each event I push to the back of the list will be served in order when I pop from the front.</text:p>
      <text:p text:style-name="Standard"/>
      <text:p text:style-name="Standard">Whenever a timer expires, I grab the event at the front of the list, resend the packet, and then push an event with a newly calculated timeout to the back of the list.</text:p>
      <text:p text:style-name="Standard"/>
      <text:p text:style-name="Standard">If a packet is received through A_INPUT, I use an iterator to seek out the corresponding event, and erase it from the list.</text:p>
      <text:p text:style-name="Standard"/>
      <text:p text:style-name="Standard">Whenever an event expires or is removed, I check whether the list is empty or not. If the list is not empty, I pop the next event and set the timer to (EVENT → ALARM_TIME) - ( GET_SIM_TIME()).</text:p>
      <text:p text:style-name="Standard"/>
      <text:p text:style-name="Standard">In this way I can<text:s/>use a single timer to alert based on the difference between current time, and the alarm timeout for as many events as I ne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sign:</text:p>
      <text:p text:style-name="Standard"/>
      <text:p text:style-name="Standard">One of the key data structures I used to implement the sliding windows was a circular queue. <text:s/>This is an<text:s/>array that keeps track of it's start index, and end index. <text:s/>Starting at (0,0) whenever a packet is inserted the end index is incremented, (0,1) and when a packet is removed the start index is incremented (1,0). <text:s/>If the end index is about to wrap around to<text:s/>the start_index I know that the window is full. <text:s/>Start/end index movement wraps around the array with modulus.</text:p>
      <text:p text:style-name="Standard"/>
      <text:p text:style-name="Standard">This structure is ideal because it provides the queue interface for pushing and popping packets at the beginning and end of the array, and allows access by index to each member.</text:p>
      <text:p text:style-name="Standard"/>
      <text:p text:style-name="Standard">Another component I used was a message buffer implemented as a queue. <text:s/>The structure is fairly simple and just stores incoming messages for when the window is full.</text:p>
      <text:p text:style-name="Standard"/>
      <text:p text:style-name="Standard">To further explain my timer solution:</text:p>
      <text:p text:style-name="Standard"/>
      <text:p text:style-name="Standard">Timer is List holding Event structs</text:p>
      <text:p text:style-name="Standard"/>
      <text:p text:style-name="Standard">each Event is a { FLOAT alarm_time ; pkt packet }</text:p>
      <text:p text:style-name="Standard"/>
      <text:p text:style-name="Standard">* WHEN A_OUTPUT SENDS PACKET* Timer::schedule_alarm(float time, struct pkt sent_packet)</text:p>
      <text:p text:style-name="Standard"/>
      <text:p text:style-name="Standard">when a packet is sent and registered with the timer, an Event object is created with</text:p>
      <text:p text:style-name="Standard">{<text:s/>alarm_time = Current_time + CONSTANT }<text:tab/></text:p>
      <text:p text:style-name="Standard"/>
      <text:p text:style-name="Standard">IF ( the list of events is empty queue the event and start the timer )</text:p>
      <text:p text:style-name="Standard">ELSE ( simply queue the event )</text:p>
      <text:p text:style-name="Standard"/>
      <text:p text:style-name="Standard">* WHEN A_OUTPUT SENDS PACKET* Timer::schedule_alarm(float time, struct pkt sent_packet)</text:p>
      <text:p text:style-name="Standard"/>
      <text:p text:style-name="Standard"/>
      <text:p text:style-name="Standard">* WHEN TIMER INTERRUPT OCCURS* Timer::handle_next_event_alarm()</text:p>
      <text:p text:style-name="Standard"/>
      <text:p text:style-name="Standard">1) Pop event from the front of the list</text:p>
      <text:p text:style-name="Standard">2) If ( event list is not empty) :</text:p>
      <text:p text:style-name="Standard"><text:s text:c="4"/>( set timer for next event starttimer( event→alarm_time – current_time <text:s/>) )</text:p>
      <text:p text:style-name="Standard"><text:s text:c="4"/>// float time_to_next_alarm = next_event.alarm_time -<text:s/>get_sim_time();</text:p>
      <text:p text:style-name="Standard"/>
      <text:p text:style-name="Standard">3) CALL ( schedule_alarm ) to add the triggered event to the event list again</text:p>
      <text:p text:style-name="Standard">4) send triggered event packet tolayer3 <text:s/></text:p>
      <text:p text:style-name="Standard"/>
      <text:p text:style-name="Standard">* WHEN TIMER INTERRUPT OCCURS* Timer::handle_next_event_alarm()</text:p>
      <text:p text:style-name="Standard"/>
      <text:p text:style-name="Standard"/>
      <text:p text:style-name="Standard"/>
      <text:p text:style-name="Standard"/>
      <text:p text:style-name="Standard"/>
      <text:p text:style-name="Standard"/>
      <text:p text:style-name="Standard"/>
      <text:p text:style-name="Standard">* WHEN ALARM NEEDS TO BE REMOVED FROM LIST *<text:s/>Timer::remove_alarm(int seq_num)</text:p>
      <text:p text:style-name="Standard">* called when a_input wants to un-register alarm*</text:p>
      <text:p text:style-name="Standard"/>
      <text:p text:style-name="Standard">ITERATOR ( std::list&lt;struct Event&gt;::iterator iter )</text:p>
      <text:p text:style-name="Standard"/>
      <text:p text:style-name="Standard">IF ( sequence number parameter EQUALS iter packet sequence number )</text:p>
      <text:p text:style-name="Standard"><text:s text:c="4"/>ERASE event</text:p>
      <text:p text:style-name="Standard"><text:s text:c="4"/>IF ( ERASED first event in list)</text:p>
      <text:p text:style-name="Standard"><text:s text:c="8"/>STOP_TIMER → get next event (if exists) → restart timer</text:p>
      <text:p text:style-name="Standard"/>
      <text:p text:style-name="Standard">* WHEN ALARM NEEDS TO BE REMOVED FROM LIST * Timer::remove_alarm(int seq_num)</text:p>
      <text:p text:style-name="Standard"/>
      <text:p text:style-name="Standard"/>
      <text:p text:style-name="Standard"/>
      <text:p text:style-name="Standard"><text:span text:style-name="T2"><draw:frame draw:style-name="a0" draw:name="Chart 1" text:anchor-type="as-char" svg:x="0in" svg:y="0in" svg:width="6.925in" svg:height="4.15486in" style:rel-width="scale" style:rel-height="scale"><draw:object xlink:href="Object 1/" xlink:type="simple" xlink:show="embed" xlink:actuate="onLoad"/><svg:title/><svg:desc/></draw:frame></text:span></text:p>
      <text:p text:style-name="Normal"/>
      <text:p text:style-name="Normal"/>
      <text:p text:style-name="Normal"/>
      <text:p text:style-name="P3"><text:tab/></text:p>
      <text:p text:style-name="P4"/>
      <text:p text:style-name="P5"/>
      <text:p text:style-name="P6"/>
      <text:p text:style-name="P7"/>
      <text:p text:style-name="P8"/>
      <text:p text:style-name="P9"/>
      <text:p text:style-name="P10"/>
      <text:p text:style-name="P11"/>
      <text:p text:style-name="P12"/>
      <text:p text:style-name="P13"><text:span text:style-name="T14"><draw:frame draw:style-name="a1" draw:name="Chart 2" text:anchor-type="as-char" svg:x="0in" svg:y="0in" svg:width="6.925in" svg:height="4.15486in" style:rel-width="scale" style:rel-height="scale"><draw:object xlink:href="Object 2/" xlink:type="simple" xlink:show="embed" xlink:actuate="onLoad"/><svg:title/><svg:desc/></draw:frame></text:span></text:p>
      <text:p text:style-name="Normal"/>
      <text:p text:style-name="Normal"/>
      <text:p text:style-name="Normal"/>
      <text:p text:style-name="Normal"><text:span text:style-name="T15"><draw:frame draw:style-name="a2" draw:name="Chart 3" text:anchor-type="as-char" svg:x="0in" svg:y="0in" svg:width="6.925in" svg:height="4.15486in" style:rel-width="scale" style:rel-height="scale"><draw:object xlink:href="Object 3/" xlink:type="simple" xlink:show="embed" xlink:actuate="onLoad"/><svg:title/><svg:desc/></draw:frame></text:span></text:p>
      <text:p text:style-name="Normal"/>
      <text:soft-page-break/>
      <text:p text:style-name="Normal"><text:span text:style-name="T16"><draw:frame draw:style-name="a3" draw:name="Chart 4" text:anchor-type="as-char" svg:x="0in" svg:y="0in" svg:width="6.90625in" svg:height="4.14375in" style:rel-width="scale" style:rel-height="scale"><draw:object xlink:href="Object 4/" xlink:type="simple" xlink:show="embed" xlink:actuate="onLoad"/><svg:title/><svg:desc/></draw:frame></text:span></text:p>
      <text:p text:style-name="Normal"/>
      <text:p text:style-name="Normal"/>
      <text:p text:style-name="Normal"><text:span text:style-name="T17"><draw:frame draw:style-name="a4" draw:name="Chart 5" text:anchor-type="as-char" svg:x="0in" svg:y="0in" svg:width="6.91667in" svg:height="4.15in" style:rel-width="scale" style:rel-height="scale"><draw:object xlink:href="Object 5/" xlink:type="simple" xlink:show="embed" xlink:actuate="onLoad"/><svg:title/><svg:desc/></draw:frame></text:span></text:p>
      <text:p text:style-name="Normal"/>
      <text:p text:style-name="Normal"/>
      <text:p text:style-name="Normal"/>
      <text:p text:style-name="Normal"/>
      <text:p text:style-name="Normal">Findings:</text:p>
      <text:p text:style-name="Normal"/>
      <text:p text:style-name="Normal">With relation to loss, all three protocols displayed a predictable inverse correlation with throughput. <text:s/>ABT being as simple as it is, showed a stable linear decrease, while GBN and SR showed a much steeper decline.</text:p>
      <text:p text:style-name="Normal"/>
      <text:p text:style-name="Normal">Interestingly, I found that GBN seemed to guarantee the minimum performance of ABT, while also<text:s/>having the potential to display<text:s/>a portion of the speed gains of SR.<text:s text:c="2"/>I accounted this affect to the GBN’s behavior of sending an ACK for the expected packet when an out of order packet is received. <text:s/>This behavior maintains a minimum level of interaction between the sender and receiver, as opposed to SR which spends an increasing portion of its time waiting for timeouts. <text:s/></text:p>
      <text:p text:style-name="Normal"/>
      <text:p text:style-name="Normal">Conversely, this behavior also prevented GBN from fully utilizing a larger window size unlike SR which was allowed to receive out of order packets. <text:s/>At the higher window size of 50, these two factors caused SR to<text:s/>hold a reasonable lead over GBN until crashing to the floor at 0.8 loss rate.</text:p>
      <text:p text:style-name="Normal"/>
      <text:p text:style-name="Normal">This potential to scale well with window size was further demonstrated by the comparisons of throughput against window size in the second experiment. <text:s/>When the window size was able to grow beyond 100, SR quickly began to dominate GBN in both high loss tests. <text:s/>With a lower loss rate of 0.2 both protocols performed evenly.<text:s/></text:p>
      <text:p text:style-name="Normal"/>
      <text:p text:style-name="Normal">Overall the most remarkable traits I noticed from GBN and SR, were GBN’s reliability in that it’s performance never dipped below ABT, while still demonstrating enhanced performance with a larger window size. <text:s/>As well as<text:s/>SR’s ability to achieve amazing scaling with window size even with a high loss rate. <text:s/>At a small window size though SR risked falling well below AB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Towson</dc:creator>
    <meta:creation-date>2016-04-01T20:46:00Z</meta:creation-date>
    <dc:date>2016-04-02T22:13:00Z</dc:date>
    <meta:template xlink:href="Normal" xlink:type="simple"/>
    <meta:editing-cycles>3</meta:editing-cycles>
    <meta:editing-duration>PT58980S</meta:editing-duration>
    <meta:document-statistic meta:page-count="6" meta:paragraph-count="11" meta:word-count="840" meta:character-count="5618" meta:row-count="39" meta:non-whitespace-character-count="478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G0S2">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99.15pt" svg:width="498.6pt" chart:style-name="Crt0">
        <chart:title chart:style-name="CT00">
          <text:p text:style-name="a0" text:class-names="" text:cond-style-name="">Window size 10</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Loss</text:p>
            </chart:title>
            <chart:grid chart:class="major" chart:style-name="GMa0"/>
          </chart:axis>
          <chart:axis chart:dimension="y" chart:name="primary-y" chart:style-name="Axs1">
            <chart:title chart:style-name="AT01">
              <text:p text:style-name="a2" text:class-names="" text:cond-style-name="">Throughput</text:p>
            </chart:title>
            <chart:grid chart:class="major" chart:style-name="GMa1"/>
          </chart:axis>
          <chart:series chart:label-cell-address="local-table.$C$1" chart:values-cell-range-address="local-table.$C$2:.$C$69" chart:class="chart:scatter" chart:attached-axis="primary-y" chart:style-name="G0S0">
            <chart:domain table:cell-range-address="local-table.$B$2:.$B$69"/>
            <chart:data-point chart:repeated="68"/>
          </chart:series>
          <chart:series chart:label-cell-address="local-table.$E$1" chart:values-cell-range-address="local-table.$E$2:.$E$69" chart:class="chart:scatter" chart:attached-axis="primary-y" chart:style-name="G0S1">
            <chart:domain table:cell-range-address="local-table.$D$2:.$D$69"/>
            <chart:data-point chart:repeated="68"/>
          </chart:series>
          <chart:series chart:label-cell-address="local-table.$G$1" chart:values-cell-range-address="local-table.$G$2:.$G$69" chart:class="chart:scatter" chart:attached-axis="primary-y" chart:style-name="G0S2">
            <chart:domain table:cell-range-address="local-table.$F$2:.$F$69"/>
            <chart:data-point chart:repeated="68"/>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ABT</text:p>
              </table:table-cell>
              <table:table-cell/>
              <table:table-cell office:value-type="string">
                <text:p>GBN</text:p>
              </table:table-cell>
              <table:table-cell/>
              <table:table-cell office:value-type="string">
                <text:p>SR</text:p>
              </table:table-cell>
            </table:table-row>
          </table:table-header-rows>
          <table:table-row>
            <table:table-cell office:value-type="string">
              <text:p>1</text:p>
            </table:table-cell>
            <table:table-cell office:value-type="float" office:value="0.1"/>
            <table:table-cell office:value-type="float" office:value="1.3285999999999999E-2"/>
            <table:table-cell office:value-type="float" office:value="0.1"/>
            <table:table-cell office:value-type="float" office:value="1.9779999999999999E-2"/>
            <table:table-cell office:value-type="float" office:value="0.1"/>
            <table:table-cell office:value-type="float" office:value="1.9458E-2"/>
          </table:table-row>
          <table:table-row>
            <table:table-cell office:value-type="string">
              <text:p>2</text:p>
            </table:table-cell>
            <table:table-cell office:value-type="float" office:value="0.1"/>
            <table:table-cell office:value-type="float" office:value="1.2292000000000001E-2"/>
            <table:table-cell office:value-type="float" office:value="0.1"/>
            <table:table-cell office:value-type="float" office:value="2.0011999999999999E-2"/>
            <table:table-cell office:value-type="float" office:value="0.1"/>
            <table:table-cell office:value-type="float" office:value="2.0161999999999999E-2"/>
          </table:table-row>
          <table:table-row>
            <table:table-cell office:value-type="string">
              <text:p>3</text:p>
            </table:table-cell>
            <table:table-cell office:value-type="float" office:value="0.1"/>
            <table:table-cell office:value-type="float" office:value="1.2429000000000001E-2"/>
            <table:table-cell office:value-type="float" office:value="0.1"/>
            <table:table-cell office:value-type="float" office:value="2.0782999999999999E-2"/>
            <table:table-cell office:value-type="float" office:value="0.1"/>
            <table:table-cell office:value-type="float" office:value="1.9958E-2"/>
          </table:table-row>
          <table:table-row>
            <table:table-cell office:value-type="string">
              <text:p>4</text:p>
            </table:table-cell>
            <table:table-cell office:value-type="float" office:value="0.1"/>
            <table:table-cell office:value-type="float" office:value="1.2828000000000001E-2"/>
            <table:table-cell office:value-type="float" office:value="0.1"/>
            <table:table-cell office:value-type="float" office:value="2.0376999999999999E-2"/>
            <table:table-cell office:value-type="float" office:value="0.1"/>
            <table:table-cell office:value-type="float" office:value="2.0559000000000001E-2"/>
          </table:table-row>
          <table:table-row>
            <table:table-cell office:value-type="string">
              <text:p>5</text:p>
            </table:table-cell>
            <table:table-cell office:value-type="float" office:value="0.1"/>
            <table:table-cell office:value-type="float" office:value="1.2957E-2"/>
            <table:table-cell office:value-type="float" office:value="0.1"/>
            <table:table-cell office:value-type="float" office:value="1.9470000000000001E-2"/>
            <table:table-cell office:value-type="float" office:value="0.1"/>
            <table:table-cell office:value-type="float" office:value="1.9993E-2"/>
          </table:table-row>
          <table:table-row>
            <table:table-cell office:value-type="string">
              <text:p>6</text:p>
            </table:table-cell>
            <table:table-cell office:value-type="float" office:value="0.1"/>
            <table:table-cell office:value-type="float" office:value="1.2664999999999999E-2"/>
            <table:table-cell office:value-type="float" office:value="0.1"/>
            <table:table-cell office:value-type="float" office:value="1.9868E-2"/>
            <table:table-cell office:value-type="float" office:value="0.1"/>
            <table:table-cell office:value-type="float" office:value="1.9893999999999998E-2"/>
          </table:table-row>
          <table:table-row>
            <table:table-cell office:value-type="string">
              <text:p>7</text:p>
            </table:table-cell>
            <table:table-cell office:value-type="float" office:value="0.1"/>
            <table:table-cell office:value-type="float" office:value="1.2773E-2"/>
            <table:table-cell office:value-type="float" office:value="0.1"/>
            <table:table-cell office:value-type="float" office:value="1.9827999999999998E-2"/>
            <table:table-cell office:value-type="float" office:value="0.1"/>
            <table:table-cell office:value-type="float" office:value="1.9772999999999999E-2"/>
          </table:table-row>
          <table:table-row>
            <table:table-cell office:value-type="string">
              <text:p>8</text:p>
            </table:table-cell>
            <table:table-cell office:value-type="float" office:value="0.1"/>
            <table:table-cell office:value-type="float" office:value="1.2782999999999999E-2"/>
            <table:table-cell office:value-type="float" office:value="0.1"/>
            <table:table-cell office:value-type="float" office:value="2.0462999999999999E-2"/>
            <table:table-cell office:value-type="float" office:value="0.1"/>
            <table:table-cell office:value-type="float" office:value="1.9716999999999998E-2"/>
          </table:table-row>
          <table:table-row>
            <table:table-cell office:value-type="string">
              <text:p>9</text:p>
            </table:table-cell>
            <table:table-cell office:value-type="float" office:value="0.1"/>
            <table:table-cell office:value-type="float" office:value="1.2661E-2"/>
            <table:table-cell office:value-type="float" office:value="0.1"/>
            <table:table-cell office:value-type="float" office:value="2.0423E-2"/>
            <table:table-cell office:value-type="float" office:value="0.1"/>
            <table:table-cell office:value-type="float" office:value="2.0567999999999999E-2"/>
          </table:table-row>
          <table:table-row>
            <table:table-cell office:value-type="string">
              <text:p>10</text:p>
            </table:table-cell>
            <table:table-cell office:value-type="float" office:value="0.1"/>
            <table:table-cell office:value-type="float" office:value="1.2892000000000001E-2"/>
            <table:table-cell office:value-type="float" office:value="0.1"/>
            <table:table-cell office:value-type="float" office:value="1.9911000000000002E-2"/>
            <table:table-cell office:value-type="float" office:value="0.1"/>
            <table:table-cell office:value-type="float" office:value="7.2659999999999999E-3"/>
          </table:table-row>
          <table:table-row>
            <table:table-cell office:value-type="string">
              <text:p>11</text:p>
            </table:table-cell>
            <table:table-cell/>
            <table:table-cell/>
            <table:table-cell/>
            <table:table-cell/>
            <table:table-cell/>
            <table:table-cell/>
          </table:table-row>
          <table:table-row>
            <table:table-cell office:value-type="string">
              <text:p>12</text:p>
            </table:table-cell>
            <table:table-cell/>
            <table:table-cell/>
            <table:table-cell/>
            <table:table-cell/>
            <table:table-cell/>
            <table:table-cell/>
          </table:table-row>
          <table:table-row>
            <table:table-cell office:value-type="string">
              <text:p>13</text:p>
            </table:table-cell>
            <table:table-cell/>
            <table:table-cell/>
            <table:table-cell/>
            <table:table-cell/>
            <table:table-cell/>
            <table:table-cell/>
          </table:table-row>
          <table:table-row>
            <table:table-cell office:value-type="string">
              <text:p>14</text:p>
            </table:table-cell>
            <table:table-cell office:value-type="float" office:value="0.2"/>
            <table:table-cell office:value-type="float" office:value="1.0867999999999999E-2"/>
            <table:table-cell office:value-type="float" office:value="0.2"/>
            <table:table-cell office:value-type="float" office:value="2.0428999999999999E-2"/>
            <table:table-cell office:value-type="float" office:value="0.2"/>
            <table:table-cell office:value-type="float" office:value="1.3047E-2"/>
          </table:table-row>
          <table:table-row>
            <table:table-cell office:value-type="string">
              <text:p>15</text:p>
            </table:table-cell>
            <table:table-cell office:value-type="float" office:value="0.2"/>
            <table:table-cell office:value-type="float" office:value="1.0526000000000001E-2"/>
            <table:table-cell office:value-type="float" office:value="0.2"/>
            <table:table-cell office:value-type="float" office:value="2.0227999999999999E-2"/>
            <table:table-cell office:value-type="float" office:value="0.2"/>
            <table:table-cell office:value-type="float" office:value="2.0375999999999998E-2"/>
          </table:table-row>
          <table:table-row>
            <table:table-cell office:value-type="string">
              <text:p>16</text:p>
            </table:table-cell>
            <table:table-cell office:value-type="float" office:value="0.2"/>
            <table:table-cell office:value-type="float" office:value="1.0959999999999999E-2"/>
            <table:table-cell office:value-type="float" office:value="0.2"/>
            <table:table-cell office:value-type="float" office:value="2.0306999999999999E-2"/>
            <table:table-cell office:value-type="float" office:value="0.2"/>
            <table:table-cell office:value-type="float" office:value="1.2891E-2"/>
          </table:table-row>
          <table:table-row>
            <table:table-cell office:value-type="string">
              <text:p>17</text:p>
            </table:table-cell>
            <table:table-cell office:value-type="float" office:value="0.2"/>
            <table:table-cell office:value-type="float" office:value="1.0945E-2"/>
            <table:table-cell office:value-type="float" office:value="0.2"/>
            <table:table-cell office:value-type="float" office:value="2.0715999999999998E-2"/>
            <table:table-cell office:value-type="float" office:value="0.2"/>
            <table:table-cell office:value-type="float" office:value="1.9845000000000002E-2"/>
          </table:table-row>
          <table:table-row>
            <table:table-cell office:value-type="string">
              <text:p>18</text:p>
            </table:table-cell>
            <table:table-cell office:value-type="float" office:value="0.2"/>
            <table:table-cell office:value-type="float" office:value="1.1283E-2"/>
            <table:table-cell office:value-type="float" office:value="0.2"/>
            <table:table-cell office:value-type="float" office:value="1.9973000000000001E-2"/>
            <table:table-cell office:value-type="float" office:value="0.2"/>
            <table:table-cell office:value-type="float" office:value="1.9864E-2"/>
          </table:table-row>
          <table:table-row>
            <table:table-cell office:value-type="string">
              <text:p>19</text:p>
            </table:table-cell>
            <table:table-cell office:value-type="float" office:value="0.2"/>
            <table:table-cell office:value-type="float" office:value="1.1049E-2"/>
            <table:table-cell office:value-type="float" office:value="0.2"/>
            <table:table-cell office:value-type="float" office:value="1.9994000000000001E-2"/>
            <table:table-cell office:value-type="float" office:value="0.2"/>
            <table:table-cell office:value-type="float" office:value="1.9453000000000002E-2"/>
          </table:table-row>
          <table:table-row>
            <table:table-cell office:value-type="string">
              <text:p>20</text:p>
            </table:table-cell>
            <table:table-cell office:value-type="float" office:value="0.2"/>
            <table:table-cell office:value-type="float" office:value="1.0793000000000001E-2"/>
            <table:table-cell office:value-type="float" office:value="0.2"/>
            <table:table-cell office:value-type="float" office:value="1.9807000000000002E-2"/>
            <table:table-cell office:value-type="float" office:value="0.2"/>
            <table:table-cell office:value-type="float" office:value="2.0292000000000001E-2"/>
          </table:table-row>
          <table:table-row>
            <table:table-cell office:value-type="string">
              <text:p>21</text:p>
            </table:table-cell>
            <table:table-cell office:value-type="float" office:value="0.2"/>
            <table:table-cell office:value-type="float" office:value="1.0832E-2"/>
            <table:table-cell office:value-type="float" office:value="0.2"/>
            <table:table-cell office:value-type="float" office:value="1.9887999999999999E-2"/>
            <table:table-cell office:value-type="float" office:value="0.2"/>
            <table:table-cell office:value-type="float" office:value="1.9519000000000002E-2"/>
          </table:table-row>
          <table:table-row>
            <table:table-cell office:value-type="string">
              <text:p>22</text:p>
            </table:table-cell>
            <table:table-cell office:value-type="float" office:value="0.2"/>
            <table:table-cell office:value-type="float" office:value="1.0821000000000001E-2"/>
            <table:table-cell office:value-type="float" office:value="0.2"/>
            <table:table-cell office:value-type="float" office:value="2.0656999999999998E-2"/>
            <table:table-cell office:value-type="float" office:value="0.2"/>
            <table:table-cell office:value-type="float" office:value="2.0368000000000001E-2"/>
          </table:table-row>
          <table:table-row>
            <table:table-cell office:value-type="string">
              <text:p>23</text:p>
            </table:table-cell>
            <table:table-cell office:value-type="float" office:value="0.2"/>
            <table:table-cell office:value-type="float" office:value="1.0598E-2"/>
            <table:table-cell office:value-type="float" office:value="0.2"/>
            <table:table-cell office:value-type="float" office:value="2.0683E-2"/>
            <table:table-cell office:value-type="float" office:value="0.2"/>
            <table:table-cell office:value-type="float" office:value="2.0017E-2"/>
          </table:table-row>
          <table:table-row>
            <table:table-cell office:value-type="string">
              <text:p>24</text:p>
            </table:table-cell>
            <table:table-cell/>
            <table:table-cell/>
            <table:table-cell/>
            <table:table-cell/>
            <table:table-cell/>
            <table:table-cell/>
          </table:table-row>
          <table:table-row>
            <table:table-cell office:value-type="string">
              <text:p>25</text:p>
            </table:table-cell>
            <table:table-cell/>
            <table:table-cell/>
            <table:table-cell/>
            <table:table-cell/>
            <table:table-cell/>
            <table:table-cell/>
          </table:table-row>
          <table:table-row>
            <table:table-cell office:value-type="string">
              <text:p>26</text:p>
            </table:table-cell>
            <table:table-cell/>
            <table:table-cell/>
            <table:table-cell/>
            <table:table-cell/>
            <table:table-cell/>
            <table:table-cell/>
          </table:table-row>
          <table:table-row>
            <table:table-cell office:value-type="string">
              <text:p>27</text:p>
            </table:table-cell>
            <table:table-cell/>
            <table:table-cell/>
            <table:table-cell/>
            <table:table-cell/>
            <table:table-cell/>
            <table:table-cell/>
          </table:table-row>
          <table:table-row>
            <table:table-cell office:value-type="string">
              <text:p>28</text:p>
            </table:table-cell>
            <table:table-cell/>
            <table:table-cell/>
            <table:table-cell/>
            <table:table-cell/>
            <table:table-cell/>
            <table:table-cell/>
          </table:table-row>
          <table:table-row>
            <table:table-cell office:value-type="string">
              <text:p>29</text:p>
            </table:table-cell>
            <table:table-cell office:value-type="float" office:value="0.4"/>
            <table:table-cell office:value-type="float" office:value="6.8310000000000003E-3"/>
            <table:table-cell office:value-type="float" office:value="0.4"/>
            <table:table-cell office:value-type="float" office:value="2.0187E-2"/>
            <table:table-cell office:value-type="float" office:value="0.4"/>
            <table:table-cell office:value-type="float" office:value="2.1900000000000001E-3"/>
          </table:table-row>
          <table:table-row>
            <table:table-cell office:value-type="string">
              <text:p>30</text:p>
            </table:table-cell>
            <table:table-cell office:value-type="float" office:value="0.4"/>
            <table:table-cell office:value-type="float" office:value="6.3569999999999998E-3"/>
            <table:table-cell office:value-type="float" office:value="0.4"/>
            <table:table-cell office:value-type="float" office:value="2.0121E-2"/>
            <table:table-cell office:value-type="float" office:value="0.4"/>
            <table:table-cell office:value-type="float" office:value="6.4899999999999995E-4"/>
          </table:table-row>
          <table:table-row>
            <table:table-cell office:value-type="string">
              <text:p>31</text:p>
            </table:table-cell>
            <table:table-cell office:value-type="float" office:value="0.4"/>
            <table:table-cell office:value-type="float" office:value="6.8570000000000002E-3"/>
            <table:table-cell office:value-type="float" office:value="0.4"/>
            <table:table-cell office:value-type="float" office:value="1.9335999999999999E-2"/>
            <table:table-cell office:value-type="float" office:value="0.4"/>
            <table:table-cell office:value-type="float" office:value="3.5140000000000002E-3"/>
          </table:table-row>
          <table:table-row>
            <table:table-cell office:value-type="string">
              <text:p>32</text:p>
            </table:table-cell>
            <table:table-cell office:value-type="float" office:value="0.4"/>
            <table:table-cell office:value-type="float" office:value="7.1240000000000001E-3"/>
            <table:table-cell office:value-type="float" office:value="0.4"/>
            <table:table-cell office:value-type="float" office:value="1.9954E-2"/>
            <table:table-cell office:value-type="float" office:value="0.4"/>
            <table:table-cell office:value-type="float" office:value="6.4300000000000002E-4"/>
          </table:table-row>
          <table:table-row>
            <table:table-cell office:value-type="string">
              <text:p>33</text:p>
            </table:table-cell>
            <table:table-cell office:value-type="float" office:value="0.4"/>
            <table:table-cell office:value-type="float" office:value="7.0860000000000003E-3"/>
            <table:table-cell office:value-type="float" office:value="0.4"/>
            <table:table-cell office:value-type="float" office:value="2.0265999999999999E-2"/>
            <table:table-cell office:value-type="float" office:value="0.4"/>
            <table:table-cell office:value-type="float" office:value="8.52E-4"/>
          </table:table-row>
          <table:table-row>
            <table:table-cell office:value-type="string">
              <text:p>34</text:p>
            </table:table-cell>
            <table:table-cell office:value-type="float" office:value="0.4"/>
            <table:table-cell office:value-type="float" office:value="6.803E-3"/>
            <table:table-cell office:value-type="float" office:value="0.4"/>
            <table:table-cell office:value-type="float" office:value="2.0049999999999998E-2"/>
            <table:table-cell office:value-type="float" office:value="0.4"/>
            <table:table-cell office:value-type="float" office:value="7.0299999999999996E-4"/>
          </table:table-row>
          <table:table-row>
            <table:table-cell office:value-type="string">
              <text:p>35</text:p>
            </table:table-cell>
            <table:table-cell office:value-type="float" office:value="0.4"/>
            <table:table-cell office:value-type="float" office:value="6.4910000000000002E-3"/>
            <table:table-cell office:value-type="float" office:value="0.4"/>
            <table:table-cell office:value-type="float" office:value="2.0131E-2"/>
            <table:table-cell office:value-type="float" office:value="0.4"/>
            <table:table-cell office:value-type="float" office:value="3.4600000000000001E-4"/>
          </table:table-row>
          <table:table-row>
            <table:table-cell office:value-type="string">
              <text:p>36</text:p>
            </table:table-cell>
            <table:table-cell office:value-type="float" office:value="0.4"/>
            <table:table-cell office:value-type="float" office:value="6.9030000000000003E-3"/>
            <table:table-cell office:value-type="float" office:value="0.4"/>
            <table:table-cell office:value-type="float" office:value="1.9581000000000001E-2"/>
            <table:table-cell office:value-type="float" office:value="0.4"/>
            <table:table-cell office:value-type="float" office:value="3.0439999999999998E-3"/>
          </table:table-row>
          <table:table-row>
            <table:table-cell office:value-type="string">
              <text:p>37</text:p>
            </table:table-cell>
            <table:table-cell office:value-type="float" office:value="0.4"/>
            <table:table-cell office:value-type="float" office:value="6.7130000000000002E-3"/>
            <table:table-cell office:value-type="float" office:value="0.4"/>
            <table:table-cell office:value-type="float" office:value="1.9921000000000001E-2"/>
            <table:table-cell office:value-type="float" office:value="0.4"/>
            <table:table-cell office:value-type="float" office:value="1.413E-3"/>
          </table:table-row>
          <table:table-row>
            <table:table-cell office:value-type="string">
              <text:p>38</text:p>
            </table:table-cell>
            <table:table-cell office:value-type="float" office:value="0.4"/>
            <table:table-cell office:value-type="float" office:value="6.7099999999999998E-3"/>
            <table:table-cell office:value-type="float" office:value="0.4"/>
            <table:table-cell office:value-type="float" office:value="1.9668999999999999E-2"/>
            <table:table-cell office:value-type="float" office:value="0.4"/>
            <table:table-cell office:value-type="float" office:value="1.704E-3"/>
          </table:table-row>
          <table:table-row>
            <table:table-cell office:value-type="string">
              <text:p>39</text:p>
            </table:table-cell>
            <table:table-cell/>
            <table:table-cell/>
            <table:table-cell/>
            <table:table-cell/>
            <table:table-cell/>
            <table:table-cell/>
          </table:table-row>
          <table:table-row>
            <table:table-cell office:value-type="string">
              <text:p>40</text:p>
            </table:table-cell>
            <table:table-cell/>
            <table:table-cell/>
            <table:table-cell/>
            <table:table-cell/>
            <table:table-cell/>
            <table:table-cell/>
          </table:table-row>
          <table:table-row>
            <table:table-cell office:value-type="string">
              <text:p>41</text:p>
            </table:table-cell>
            <table:table-cell/>
            <table:table-cell/>
            <table:table-cell/>
            <table:table-cell/>
            <table:table-cell/>
            <table:table-cell/>
          </table:table-row>
          <table:table-row>
            <table:table-cell office:value-type="string">
              <text:p>42</text:p>
            </table:table-cell>
            <table:table-cell/>
            <table:table-cell/>
            <table:table-cell/>
            <table:table-cell/>
            <table:table-cell/>
            <table:table-cell/>
          </table:table-row>
          <table:table-row>
            <table:table-cell office:value-type="string">
              <text:p>43</text:p>
            </table:table-cell>
            <table:table-cell/>
            <table:table-cell/>
            <table:table-cell/>
            <table:table-cell/>
            <table:table-cell/>
            <table:table-cell/>
          </table:table-row>
          <table:table-row>
            <table:table-cell office:value-type="string">
              <text:p>44</text:p>
            </table:table-cell>
            <table:table-cell office:value-type="float" office:value="0.6"/>
            <table:table-cell office:value-type="float" office:value="3.4299999999999999E-3"/>
            <table:table-cell office:value-type="float" office:value="0.6"/>
            <table:table-cell office:value-type="float" office:value="1.4180999999999999E-2"/>
            <table:table-cell office:value-type="float" office:value="0.6"/>
            <table:table-cell office:value-type="float" office:value="2.7500000000000002E-4"/>
          </table:table-row>
          <table:table-row>
            <table:table-cell office:value-type="string">
              <text:p>45</text:p>
            </table:table-cell>
            <table:table-cell office:value-type="float" office:value="0.6"/>
            <table:table-cell office:value-type="float" office:value="3.4160000000000002E-3"/>
            <table:table-cell office:value-type="float" office:value="0.6"/>
            <table:table-cell office:value-type="float" office:value="1.3127E-2"/>
            <table:table-cell office:value-type="float" office:value="0.6"/>
            <table:table-cell office:value-type="float" office:value="4.26E-4"/>
          </table:table-row>
          <table:table-row>
            <table:table-cell office:value-type="string">
              <text:p>46</text:p>
            </table:table-cell>
            <table:table-cell office:value-type="float" office:value="0.6"/>
            <table:table-cell office:value-type="float" office:value="3.1440000000000001E-3"/>
            <table:table-cell office:value-type="float" office:value="0.6"/>
            <table:table-cell office:value-type="float" office:value="1.3912000000000001E-2"/>
            <table:table-cell office:value-type="float" office:value="0.6"/>
            <table:table-cell office:value-type="float" office:value="2.7700000000000001E-4"/>
          </table:table-row>
          <table:table-row>
            <table:table-cell office:value-type="string">
              <text:p>47</text:p>
            </table:table-cell>
            <table:table-cell office:value-type="float" office:value="0.6"/>
            <table:table-cell office:value-type="float" office:value="3.5349999999999999E-3"/>
            <table:table-cell office:value-type="float" office:value="0.6"/>
            <table:table-cell office:value-type="float" office:value="1.4045999999999999E-2"/>
            <table:table-cell office:value-type="float" office:value="0.6"/>
            <table:table-cell office:value-type="float" office:value="1.9900000000000001E-4"/>
          </table:table-row>
          <table:table-row>
            <table:table-cell office:value-type="string">
              <text:p>48</text:p>
            </table:table-cell>
            <table:table-cell office:value-type="float" office:value="0.6"/>
            <table:table-cell office:value-type="float" office:value="3.9150000000000001E-3"/>
            <table:table-cell office:value-type="float" office:value="0.6"/>
            <table:table-cell office:value-type="float" office:value="1.2777E-2"/>
            <table:table-cell office:value-type="float" office:value="0.6"/>
            <table:table-cell office:value-type="float" office:value="2.43E-4"/>
          </table:table-row>
          <table:table-row>
            <table:table-cell office:value-type="string">
              <text:p>49</text:p>
            </table:table-cell>
            <table:table-cell office:value-type="float" office:value="0.6"/>
            <table:table-cell office:value-type="float" office:value="3.5400000000000002E-3"/>
            <table:table-cell office:value-type="float" office:value="0.6"/>
            <table:table-cell office:value-type="float" office:value="1.3908999999999999E-2"/>
            <table:table-cell office:value-type="float" office:value="0.6"/>
            <table:table-cell office:value-type="float" office:value="2.81E-4"/>
          </table:table-row>
          <table:table-row>
            <table:table-cell office:value-type="string">
              <text:p>50</text:p>
            </table:table-cell>
            <table:table-cell office:value-type="float" office:value="0.6"/>
            <table:table-cell office:value-type="float" office:value="3.2829999999999999E-3"/>
            <table:table-cell office:value-type="float" office:value="0.6"/>
            <table:table-cell office:value-type="float" office:value="1.3849E-2"/>
            <table:table-cell office:value-type="float" office:value="0.6"/>
            <table:table-cell office:value-type="float" office:value="2.6499999999999999E-4"/>
          </table:table-row>
          <table:table-row>
            <table:table-cell office:value-type="string">
              <text:p>51</text:p>
            </table:table-cell>
            <table:table-cell office:value-type="float" office:value="0.6"/>
            <table:table-cell office:value-type="float" office:value="3.349E-3"/>
            <table:table-cell office:value-type="float" office:value="0.6"/>
            <table:table-cell office:value-type="float" office:value="1.3873E-2"/>
            <table:table-cell office:value-type="float" office:value="0.6"/>
            <table:table-cell office:value-type="float" office:value="2.2100000000000001E-4"/>
          </table:table-row>
          <table:table-row>
            <table:table-cell office:value-type="string">
              <text:p>52</text:p>
            </table:table-cell>
            <table:table-cell office:value-type="float" office:value="0.6"/>
            <table:table-cell office:value-type="float" office:value="3.2590000000000002E-3"/>
            <table:table-cell office:value-type="float" office:value="0.6"/>
            <table:table-cell office:value-type="float" office:value="1.3124E-2"/>
            <table:table-cell office:value-type="float" office:value="0.6"/>
            <table:table-cell office:value-type="float" office:value="4.5399999999999998E-4"/>
          </table:table-row>
          <table:table-row>
            <table:table-cell office:value-type="string">
              <text:p>53</text:p>
            </table:table-cell>
            <table:table-cell office:value-type="float" office:value="0.6"/>
            <table:table-cell office:value-type="float" office:value="3.2659999999999998E-3"/>
            <table:table-cell office:value-type="float" office:value="0.6"/>
            <table:table-cell office:value-type="float" office:value="1.3799000000000001E-2"/>
            <table:table-cell office:value-type="float" office:value="0.6"/>
            <table:table-cell office:value-type="float" office:value="2.1800000000000001E-4"/>
          </table:table-row>
          <table:table-row>
            <table:table-cell office:value-type="string">
              <text:p>54</text:p>
            </table:table-cell>
            <table:table-cell/>
            <table:table-cell/>
            <table:table-cell/>
            <table:table-cell/>
            <table:table-cell/>
            <table:table-cell/>
          </table:table-row>
          <table:table-row>
            <table:table-cell office:value-type="string">
              <text:p>55</text:p>
            </table:table-cell>
            <table:table-cell/>
            <table:table-cell/>
            <table:table-cell/>
            <table:table-cell/>
            <table:table-cell/>
            <table:table-cell/>
          </table:table-row>
          <table:table-row>
            <table:table-cell office:value-type="string">
              <text:p>56</text:p>
            </table:table-cell>
            <table:table-cell/>
            <table:table-cell/>
            <table:table-cell/>
            <table:table-cell/>
            <table:table-cell/>
            <table:table-cell/>
          </table:table-row>
          <table:table-row>
            <table:table-cell office:value-type="string">
              <text:p>57</text:p>
            </table:table-cell>
            <table:table-cell/>
            <table:table-cell/>
            <table:table-cell/>
            <table:table-cell/>
            <table:table-cell/>
            <table:table-cell/>
          </table:table-row>
          <table:table-row>
            <table:table-cell office:value-type="string">
              <text:p>58</text:p>
            </table:table-cell>
            <table:table-cell/>
            <table:table-cell/>
            <table:table-cell/>
            <table:table-cell/>
            <table:table-cell/>
            <table:table-cell/>
          </table:table-row>
          <table:table-row>
            <table:table-cell office:value-type="string">
              <text:p>59</text:p>
            </table:table-cell>
            <table:table-cell office:value-type="float" office:value="0.8"/>
            <table:table-cell office:value-type="float" office:value="7.9100000000000004E-4"/>
            <table:table-cell office:value-type="float" office:value="0.8"/>
            <table:table-cell office:value-type="float" office:value="6.4270000000000004E-3"/>
            <table:table-cell office:value-type="float" office:value="0.8"/>
            <table:table-cell office:value-type="float" office:value="2.3599999999999999E-4"/>
          </table:table-row>
          <table:table-row>
            <table:table-cell office:value-type="string">
              <text:p>60</text:p>
            </table:table-cell>
            <table:table-cell office:value-type="float" office:value="0.8"/>
            <table:table-cell office:value-type="float" office:value="9.5399999999999999E-4"/>
            <table:table-cell office:value-type="float" office:value="0.8"/>
            <table:table-cell office:value-type="float" office:value="6.2430000000000003E-3"/>
            <table:table-cell office:value-type="float" office:value="0.8"/>
            <table:table-cell office:value-type="float" office:value="2.03E-4"/>
          </table:table-row>
          <table:table-row>
            <table:table-cell office:value-type="string">
              <text:p>61</text:p>
            </table:table-cell>
            <table:table-cell office:value-type="float" office:value="0.8"/>
            <table:table-cell office:value-type="float" office:value="8.5499999999999997E-4"/>
            <table:table-cell office:value-type="float" office:value="0.8"/>
            <table:table-cell office:value-type="float" office:value="5.9719999999999999E-3"/>
            <table:table-cell office:value-type="float" office:value="0.8"/>
            <table:table-cell office:value-type="float" office:value="1.9599999999999999E-4"/>
          </table:table-row>
          <table:table-row>
            <table:table-cell office:value-type="string">
              <text:p>62</text:p>
            </table:table-cell>
            <table:table-cell office:value-type="float" office:value="0.8"/>
            <table:table-cell office:value-type="float" office:value="9.1699999999999995E-4"/>
            <table:table-cell office:value-type="float" office:value="0.8"/>
            <table:table-cell office:value-type="float" office:value="7.0049999999999999E-3"/>
            <table:table-cell office:value-type="float" office:value="0.8"/>
            <table:table-cell office:value-type="float" office:value="1.94E-4"/>
          </table:table-row>
          <table:table-row>
            <table:table-cell office:value-type="string">
              <text:p>63</text:p>
            </table:table-cell>
            <table:table-cell office:value-type="float" office:value="0.8"/>
            <table:table-cell office:value-type="float" office:value="1.0690000000000001E-3"/>
            <table:table-cell office:value-type="float" office:value="0.8"/>
            <table:table-cell office:value-type="float" office:value="6.2810000000000001E-3"/>
            <table:table-cell office:value-type="float" office:value="0.8"/>
            <table:table-cell office:value-type="float" office:value="2.42E-4"/>
          </table:table-row>
          <table:table-row>
            <table:table-cell office:value-type="string">
              <text:p>64</text:p>
            </table:table-cell>
            <table:table-cell office:value-type="float" office:value="0.8"/>
            <table:table-cell office:value-type="float" office:value="9.3499999999999996E-4"/>
            <table:table-cell office:value-type="float" office:value="0.8"/>
            <table:table-cell office:value-type="float" office:value="5.6860000000000001E-3"/>
            <table:table-cell office:value-type="float" office:value="0.8"/>
            <table:table-cell office:value-type="float" office:value="3.01E-4"/>
          </table:table-row>
          <table:table-row>
            <table:table-cell office:value-type="string">
              <text:p>65</text:p>
            </table:table-cell>
            <table:table-cell office:value-type="float" office:value="0.8"/>
            <table:table-cell office:value-type="float" office:value="8.03E-4"/>
            <table:table-cell office:value-type="float" office:value="0.8"/>
            <table:table-cell office:value-type="float" office:value="5.7200000000000003E-3"/>
            <table:table-cell office:value-type="float" office:value="0.8"/>
            <table:table-cell office:value-type="float" office:value="2.2699999999999999E-4"/>
          </table:table-row>
          <table:table-row>
            <table:table-cell office:value-type="string">
              <text:p>66</text:p>
            </table:table-cell>
            <table:table-cell office:value-type="float" office:value="0.8"/>
            <table:table-cell office:value-type="float" office:value="9.7300000000000002E-4"/>
            <table:table-cell office:value-type="float" office:value="0.8"/>
            <table:table-cell office:value-type="float" office:value="6.326E-3"/>
            <table:table-cell office:value-type="float" office:value="0.8"/>
            <table:table-cell office:value-type="float" office:value="1.9900000000000001E-4"/>
          </table:table-row>
          <table:table-row>
            <table:table-cell office:value-type="string">
              <text:p>67</text:p>
            </table:table-cell>
            <table:table-cell office:value-type="float" office:value="0.8"/>
            <table:table-cell office:value-type="float" office:value="8.3600000000000005E-4"/>
            <table:table-cell office:value-type="float" office:value="0.8"/>
            <table:table-cell office:value-type="float" office:value="5.829E-3"/>
            <table:table-cell office:value-type="float" office:value="0.8"/>
            <table:table-cell office:value-type="float" office:value="2.5000000000000001E-4"/>
          </table:table-row>
          <table:table-row>
            <table:table-cell office:value-type="string">
              <text:p>68</text:p>
            </table:table-cell>
            <table:table-cell office:value-type="float" office:value="0.8"/>
            <table:table-cell office:value-type="float" office:value="9.8200000000000002E-4"/>
            <table:table-cell office:value-type="float" office:value="0.8"/>
            <table:table-cell office:value-type="float" office:value="6.1929999999999997E-3"/>
            <table:table-cell office:value-type="float" office:value="0.8"/>
            <table:table-cell office:value-type="float" office:value="2.0000000000000001E-4"/>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G0S2">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99.15pt" svg:width="498.6pt" chart:style-name="Crt0">
        <chart:title chart:style-name="CT00">
          <text:p text:style-name="a0" text:class-names="" text:cond-style-name="">Window Size 50</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Loss</text:p>
            </chart:title>
            <chart:grid chart:class="major" chart:style-name="GMa0"/>
          </chart:axis>
          <chart:axis chart:dimension="y" chart:name="primary-y" chart:style-name="Axs1">
            <chart:title chart:style-name="AT01">
              <text:p text:style-name="a2" text:class-names="" text:cond-style-name="">Throughput</text:p>
            </chart:title>
            <chart:grid chart:class="major" chart:style-name="GMa1"/>
          </chart:axis>
          <chart:series chart:label-cell-address="local-table.$C$1" chart:values-cell-range-address="local-table.$C$2:.$C$69" chart:class="chart:scatter" chart:attached-axis="primary-y" chart:style-name="G0S0">
            <chart:domain table:cell-range-address="local-table.$B$2:.$B$69"/>
            <chart:data-point chart:repeated="68"/>
          </chart:series>
          <chart:series chart:label-cell-address="local-table.$E$1" chart:values-cell-range-address="local-table.$E$2:.$E$69" chart:class="chart:scatter" chart:attached-axis="primary-y" chart:style-name="G0S1">
            <chart:domain table:cell-range-address="local-table.$D$2:.$D$69"/>
            <chart:data-point chart:repeated="68"/>
          </chart:series>
          <chart:series chart:label-cell-address="local-table.$G$1" chart:values-cell-range-address="local-table.$G$2:.$G$69" chart:class="chart:scatter" chart:attached-axis="primary-y" chart:style-name="G0S2">
            <chart:domain table:cell-range-address="local-table.$F$2:.$F$69"/>
            <chart:data-point chart:repeated="68"/>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ABT</text:p>
              </table:table-cell>
              <table:table-cell/>
              <table:table-cell office:value-type="string">
                <text:p>GBN</text:p>
              </table:table-cell>
              <table:table-cell/>
              <table:table-cell office:value-type="string">
                <text:p>SR</text:p>
              </table:table-cell>
            </table:table-row>
          </table:table-header-rows>
          <table:table-row>
            <table:table-cell office:value-type="string">
              <text:p>1</text:p>
            </table:table-cell>
            <table:table-cell office:value-type="float" office:value="0.1"/>
            <table:table-cell office:value-type="float" office:value="1.3285999999999999E-2"/>
            <table:table-cell office:value-type="float" office:value="0.1"/>
            <table:table-cell office:value-type="float" office:value="1.9779999999999999E-2"/>
            <table:table-cell office:value-type="float" office:value="0.1"/>
            <table:table-cell office:value-type="float" office:value="1.9458E-2"/>
          </table:table-row>
          <table:table-row>
            <table:table-cell office:value-type="string">
              <text:p>2</text:p>
            </table:table-cell>
            <table:table-cell office:value-type="float" office:value="0.1"/>
            <table:table-cell office:value-type="float" office:value="1.2292000000000001E-2"/>
            <table:table-cell office:value-type="float" office:value="0.1"/>
            <table:table-cell office:value-type="float" office:value="2.0011999999999999E-2"/>
            <table:table-cell office:value-type="float" office:value="0.1"/>
            <table:table-cell office:value-type="float" office:value="2.0161999999999999E-2"/>
          </table:table-row>
          <table:table-row>
            <table:table-cell office:value-type="string">
              <text:p>3</text:p>
            </table:table-cell>
            <table:table-cell office:value-type="float" office:value="0.1"/>
            <table:table-cell office:value-type="float" office:value="1.2429000000000001E-2"/>
            <table:table-cell office:value-type="float" office:value="0.1"/>
            <table:table-cell office:value-type="float" office:value="2.0782999999999999E-2"/>
            <table:table-cell office:value-type="float" office:value="0.1"/>
            <table:table-cell office:value-type="float" office:value="1.9958E-2"/>
          </table:table-row>
          <table:table-row>
            <table:table-cell office:value-type="string">
              <text:p>4</text:p>
            </table:table-cell>
            <table:table-cell office:value-type="float" office:value="0.1"/>
            <table:table-cell office:value-type="float" office:value="1.2828000000000001E-2"/>
            <table:table-cell office:value-type="float" office:value="0.1"/>
            <table:table-cell office:value-type="float" office:value="2.0376999999999999E-2"/>
            <table:table-cell office:value-type="float" office:value="0.1"/>
            <table:table-cell office:value-type="float" office:value="2.0559000000000001E-2"/>
          </table:table-row>
          <table:table-row>
            <table:table-cell office:value-type="string">
              <text:p>5</text:p>
            </table:table-cell>
            <table:table-cell office:value-type="float" office:value="0.1"/>
            <table:table-cell office:value-type="float" office:value="1.2957E-2"/>
            <table:table-cell office:value-type="float" office:value="0.1"/>
            <table:table-cell office:value-type="float" office:value="1.9470000000000001E-2"/>
            <table:table-cell office:value-type="float" office:value="0.1"/>
            <table:table-cell office:value-type="float" office:value="1.9993E-2"/>
          </table:table-row>
          <table:table-row>
            <table:table-cell office:value-type="string">
              <text:p>6</text:p>
            </table:table-cell>
            <table:table-cell office:value-type="float" office:value="0.1"/>
            <table:table-cell office:value-type="float" office:value="1.2664999999999999E-2"/>
            <table:table-cell office:value-type="float" office:value="0.1"/>
            <table:table-cell office:value-type="float" office:value="1.9868E-2"/>
            <table:table-cell office:value-type="float" office:value="0.1"/>
            <table:table-cell office:value-type="float" office:value="1.9900000000000001E-2"/>
          </table:table-row>
          <table:table-row>
            <table:table-cell office:value-type="string">
              <text:p>7</text:p>
            </table:table-cell>
            <table:table-cell office:value-type="float" office:value="0.1"/>
            <table:table-cell office:value-type="float" office:value="1.2773E-2"/>
            <table:table-cell office:value-type="float" office:value="0.1"/>
            <table:table-cell office:value-type="float" office:value="1.9827999999999998E-2"/>
            <table:table-cell office:value-type="float" office:value="0.1"/>
            <table:table-cell office:value-type="float" office:value="1.9772999999999999E-2"/>
          </table:table-row>
          <table:table-row>
            <table:table-cell office:value-type="string">
              <text:p>8</text:p>
            </table:table-cell>
            <table:table-cell office:value-type="float" office:value="0.1"/>
            <table:table-cell office:value-type="float" office:value="1.2782999999999999E-2"/>
            <table:table-cell office:value-type="float" office:value="0.1"/>
            <table:table-cell office:value-type="float" office:value="2.0462999999999999E-2"/>
            <table:table-cell office:value-type="float" office:value="0.1"/>
            <table:table-cell office:value-type="float" office:value="1.9716999999999998E-2"/>
          </table:table-row>
          <table:table-row>
            <table:table-cell office:value-type="string">
              <text:p>9</text:p>
            </table:table-cell>
            <table:table-cell office:value-type="float" office:value="0.1"/>
            <table:table-cell office:value-type="float" office:value="1.2661E-2"/>
            <table:table-cell office:value-type="float" office:value="0.1"/>
            <table:table-cell office:value-type="float" office:value="2.0423E-2"/>
            <table:table-cell office:value-type="float" office:value="0.1"/>
            <table:table-cell office:value-type="float" office:value="2.0567999999999999E-2"/>
          </table:table-row>
          <table:table-row>
            <table:table-cell office:value-type="string">
              <text:p>10</text:p>
            </table:table-cell>
            <table:table-cell office:value-type="float" office:value="0.1"/>
            <table:table-cell office:value-type="float" office:value="1.2892000000000001E-2"/>
            <table:table-cell office:value-type="float" office:value="0.1"/>
            <table:table-cell office:value-type="float" office:value="1.9911000000000002E-2"/>
            <table:table-cell office:value-type="float" office:value="0.1"/>
            <table:table-cell office:value-type="float" office:value="2.0056999999999998E-2"/>
          </table:table-row>
          <table:table-row>
            <table:table-cell office:value-type="string">
              <text:p>11</text:p>
            </table:table-cell>
            <table:table-cell/>
            <table:table-cell/>
            <table:table-cell/>
            <table:table-cell/>
            <table:table-cell/>
            <table:table-cell/>
          </table:table-row>
          <table:table-row>
            <table:table-cell office:value-type="string">
              <text:p>12</text:p>
            </table:table-cell>
            <table:table-cell/>
            <table:table-cell/>
            <table:table-cell/>
            <table:table-cell/>
            <table:table-cell/>
            <table:table-cell/>
          </table:table-row>
          <table:table-row>
            <table:table-cell office:value-type="string">
              <text:p>13</text:p>
            </table:table-cell>
            <table:table-cell/>
            <table:table-cell/>
            <table:table-cell/>
            <table:table-cell/>
            <table:table-cell/>
            <table:table-cell/>
          </table:table-row>
          <table:table-row>
            <table:table-cell office:value-type="string">
              <text:p>14</text:p>
            </table:table-cell>
            <table:table-cell office:value-type="float" office:value="0.2"/>
            <table:table-cell office:value-type="float" office:value="1.0867999999999999E-2"/>
            <table:table-cell office:value-type="float" office:value="0.2"/>
            <table:table-cell office:value-type="float" office:value="2.0428999999999999E-2"/>
            <table:table-cell office:value-type="float" office:value="0.2"/>
            <table:table-cell office:value-type="float" office:value="2.0146000000000001E-2"/>
          </table:table-row>
          <table:table-row>
            <table:table-cell office:value-type="string">
              <text:p>15</text:p>
            </table:table-cell>
            <table:table-cell office:value-type="float" office:value="0.2"/>
            <table:table-cell office:value-type="float" office:value="1.0526000000000001E-2"/>
            <table:table-cell office:value-type="float" office:value="0.2"/>
            <table:table-cell office:value-type="float" office:value="2.0227999999999999E-2"/>
            <table:table-cell office:value-type="float" office:value="0.2"/>
            <table:table-cell office:value-type="float" office:value="2.0261000000000001E-2"/>
          </table:table-row>
          <table:table-row>
            <table:table-cell office:value-type="string">
              <text:p>16</text:p>
            </table:table-cell>
            <table:table-cell office:value-type="float" office:value="0.2"/>
            <table:table-cell office:value-type="float" office:value="1.0959999999999999E-2"/>
            <table:table-cell office:value-type="float" office:value="0.2"/>
            <table:table-cell office:value-type="float" office:value="2.0306999999999999E-2"/>
            <table:table-cell office:value-type="float" office:value="0.2"/>
            <table:table-cell office:value-type="float" office:value="1.9954E-2"/>
          </table:table-row>
          <table:table-row>
            <table:table-cell office:value-type="string">
              <text:p>17</text:p>
            </table:table-cell>
            <table:table-cell office:value-type="float" office:value="0.2"/>
            <table:table-cell office:value-type="float" office:value="1.0945E-2"/>
            <table:table-cell office:value-type="float" office:value="0.2"/>
            <table:table-cell office:value-type="float" office:value="2.0466999999999999E-2"/>
            <table:table-cell office:value-type="float" office:value="0.2"/>
            <table:table-cell office:value-type="float" office:value="1.9845000000000002E-2"/>
          </table:table-row>
          <table:table-row>
            <table:table-cell office:value-type="string">
              <text:p>18</text:p>
            </table:table-cell>
            <table:table-cell office:value-type="float" office:value="0.2"/>
            <table:table-cell office:value-type="float" office:value="1.1283E-2"/>
            <table:table-cell office:value-type="float" office:value="0.2"/>
            <table:table-cell office:value-type="float" office:value="1.9973000000000001E-2"/>
            <table:table-cell office:value-type="float" office:value="0.2"/>
            <table:table-cell office:value-type="float" office:value="1.9864E-2"/>
          </table:table-row>
          <table:table-row>
            <table:table-cell office:value-type="string">
              <text:p>19</text:p>
            </table:table-cell>
            <table:table-cell office:value-type="float" office:value="0.2"/>
            <table:table-cell office:value-type="float" office:value="1.1049E-2"/>
            <table:table-cell office:value-type="float" office:value="0.2"/>
            <table:table-cell office:value-type="float" office:value="1.9994000000000001E-2"/>
            <table:table-cell office:value-type="float" office:value="0.2"/>
            <table:table-cell office:value-type="float" office:value="1.9453000000000002E-2"/>
          </table:table-row>
          <table:table-row>
            <table:table-cell office:value-type="string">
              <text:p>20</text:p>
            </table:table-cell>
            <table:table-cell office:value-type="float" office:value="0.2"/>
            <table:table-cell office:value-type="float" office:value="1.0793000000000001E-2"/>
            <table:table-cell office:value-type="float" office:value="0.2"/>
            <table:table-cell office:value-type="float" office:value="1.9807000000000002E-2"/>
            <table:table-cell office:value-type="float" office:value="0.2"/>
            <table:table-cell office:value-type="float" office:value="2.0292000000000001E-2"/>
          </table:table-row>
          <table:table-row>
            <table:table-cell office:value-type="string">
              <text:p>21</text:p>
            </table:table-cell>
            <table:table-cell office:value-type="float" office:value="0.2"/>
            <table:table-cell office:value-type="float" office:value="1.0832E-2"/>
            <table:table-cell office:value-type="float" office:value="0.2"/>
            <table:table-cell office:value-type="float" office:value="1.9887999999999999E-2"/>
            <table:table-cell office:value-type="float" office:value="0.2"/>
            <table:table-cell office:value-type="float" office:value="1.9519000000000002E-2"/>
          </table:table-row>
          <table:table-row>
            <table:table-cell office:value-type="string">
              <text:p>22</text:p>
            </table:table-cell>
            <table:table-cell office:value-type="float" office:value="0.2"/>
            <table:table-cell office:value-type="float" office:value="1.0821000000000001E-2"/>
            <table:table-cell office:value-type="float" office:value="0.2"/>
            <table:table-cell office:value-type="float" office:value="2.0736000000000001E-2"/>
            <table:table-cell office:value-type="float" office:value="0.2"/>
            <table:table-cell office:value-type="float" office:value="2.0368000000000001E-2"/>
          </table:table-row>
          <table:table-row>
            <table:table-cell office:value-type="string">
              <text:p>23</text:p>
            </table:table-cell>
            <table:table-cell office:value-type="float" office:value="0.2"/>
            <table:table-cell office:value-type="float" office:value="1.0598E-2"/>
            <table:table-cell office:value-type="float" office:value="0.2"/>
            <table:table-cell office:value-type="float" office:value="2.0683E-2"/>
            <table:table-cell office:value-type="float" office:value="0.2"/>
            <table:table-cell office:value-type="float" office:value="2.0017E-2"/>
          </table:table-row>
          <table:table-row>
            <table:table-cell office:value-type="string">
              <text:p>24</text:p>
            </table:table-cell>
            <table:table-cell/>
            <table:table-cell/>
            <table:table-cell/>
            <table:table-cell/>
            <table:table-cell/>
            <table:table-cell/>
          </table:table-row>
          <table:table-row>
            <table:table-cell office:value-type="string">
              <text:p>25</text:p>
            </table:table-cell>
            <table:table-cell/>
            <table:table-cell/>
            <table:table-cell/>
            <table:table-cell/>
            <table:table-cell/>
            <table:table-cell/>
          </table:table-row>
          <table:table-row>
            <table:table-cell office:value-type="string">
              <text:p>26</text:p>
            </table:table-cell>
            <table:table-cell/>
            <table:table-cell/>
            <table:table-cell/>
            <table:table-cell/>
            <table:table-cell/>
            <table:table-cell/>
          </table:table-row>
          <table:table-row>
            <table:table-cell office:value-type="string">
              <text:p>27</text:p>
            </table:table-cell>
            <table:table-cell/>
            <table:table-cell/>
            <table:table-cell/>
            <table:table-cell/>
            <table:table-cell/>
            <table:table-cell/>
          </table:table-row>
          <table:table-row>
            <table:table-cell office:value-type="string">
              <text:p>28</text:p>
            </table:table-cell>
            <table:table-cell/>
            <table:table-cell/>
            <table:table-cell/>
            <table:table-cell/>
            <table:table-cell/>
            <table:table-cell/>
          </table:table-row>
          <table:table-row>
            <table:table-cell office:value-type="string">
              <text:p>29</text:p>
            </table:table-cell>
            <table:table-cell office:value-type="float" office:value="0.4"/>
            <table:table-cell office:value-type="float" office:value="6.8310000000000003E-3"/>
            <table:table-cell office:value-type="float" office:value="0.4"/>
            <table:table-cell office:value-type="float" office:value="1.3491E-2"/>
            <table:table-cell office:value-type="float" office:value="0.4"/>
            <table:table-cell office:value-type="float" office:value="2.0008000000000001E-2"/>
          </table:table-row>
          <table:table-row>
            <table:table-cell office:value-type="string">
              <text:p>30</text:p>
            </table:table-cell>
            <table:table-cell office:value-type="float" office:value="0.4"/>
            <table:table-cell office:value-type="float" office:value="6.3569999999999998E-3"/>
            <table:table-cell office:value-type="float" office:value="0.4"/>
            <table:table-cell office:value-type="float" office:value="1.7066999999999999E-2"/>
            <table:table-cell office:value-type="float" office:value="0.4"/>
            <table:table-cell office:value-type="float" office:value="1.9906E-2"/>
          </table:table-row>
          <table:table-row>
            <table:table-cell office:value-type="string">
              <text:p>31</text:p>
            </table:table-cell>
            <table:table-cell office:value-type="float" office:value="0.4"/>
            <table:table-cell office:value-type="float" office:value="6.8570000000000002E-3"/>
            <table:table-cell office:value-type="float" office:value="0.4"/>
            <table:table-cell office:value-type="float" office:value="1.8055999999999999E-2"/>
            <table:table-cell office:value-type="float" office:value="0.4"/>
            <table:table-cell office:value-type="float" office:value="2.0312E-2"/>
          </table:table-row>
          <table:table-row>
            <table:table-cell office:value-type="string">
              <text:p>32</text:p>
            </table:table-cell>
            <table:table-cell office:value-type="float" office:value="0.4"/>
            <table:table-cell office:value-type="float" office:value="7.1240000000000001E-3"/>
            <table:table-cell office:value-type="float" office:value="0.4"/>
            <table:table-cell office:value-type="float" office:value="1.0104E-2"/>
            <table:table-cell office:value-type="float" office:value="0.4"/>
            <table:table-cell office:value-type="float" office:value="1.9574000000000001E-2"/>
          </table:table-row>
          <table:table-row>
            <table:table-cell office:value-type="string">
              <text:p>33</text:p>
            </table:table-cell>
            <table:table-cell office:value-type="float" office:value="0.4"/>
            <table:table-cell office:value-type="float" office:value="7.0860000000000003E-3"/>
            <table:table-cell office:value-type="float" office:value="0.4"/>
            <table:table-cell office:value-type="float" office:value="1.9904000000000002E-2"/>
            <table:table-cell office:value-type="float" office:value="0.4"/>
            <table:table-cell office:value-type="float" office:value="2.0128E-2"/>
          </table:table-row>
          <table:table-row>
            <table:table-cell office:value-type="string">
              <text:p>34</text:p>
            </table:table-cell>
            <table:table-cell office:value-type="float" office:value="0.4"/>
            <table:table-cell office:value-type="float" office:value="6.803E-3"/>
            <table:table-cell office:value-type="float" office:value="0.4"/>
            <table:table-cell office:value-type="float" office:value="5.8320000000000004E-3"/>
            <table:table-cell office:value-type="float" office:value="0.4"/>
            <table:table-cell office:value-type="float" office:value="1.9487000000000001E-2"/>
          </table:table-row>
          <table:table-row>
            <table:table-cell office:value-type="string">
              <text:p>35</text:p>
            </table:table-cell>
            <table:table-cell office:value-type="float" office:value="0.4"/>
            <table:table-cell office:value-type="float" office:value="6.4910000000000002E-3"/>
            <table:table-cell office:value-type="float" office:value="0.4"/>
            <table:table-cell office:value-type="float" office:value="9.0189999999999992E-3"/>
            <table:table-cell office:value-type="float" office:value="0.4"/>
            <table:table-cell office:value-type="float" office:value="2.0074999999999999E-2"/>
          </table:table-row>
          <table:table-row>
            <table:table-cell office:value-type="string">
              <text:p>36</text:p>
            </table:table-cell>
            <table:table-cell office:value-type="float" office:value="0.4"/>
            <table:table-cell office:value-type="float" office:value="6.9030000000000003E-3"/>
            <table:table-cell office:value-type="float" office:value="0.4"/>
            <table:table-cell office:value-type="float" office:value="1.9571999999999999E-2"/>
            <table:table-cell office:value-type="float" office:value="0.4"/>
            <table:table-cell office:value-type="float" office:value="1.9476E-2"/>
          </table:table-row>
          <table:table-row>
            <table:table-cell office:value-type="string">
              <text:p>37</text:p>
            </table:table-cell>
            <table:table-cell office:value-type="float" office:value="0.4"/>
            <table:table-cell office:value-type="float" office:value="6.7130000000000002E-3"/>
            <table:table-cell office:value-type="float" office:value="0.4"/>
            <table:table-cell office:value-type="float" office:value="8.1930000000000006E-3"/>
            <table:table-cell office:value-type="float" office:value="0.4"/>
            <table:table-cell office:value-type="float" office:value="1.9972E-2"/>
          </table:table-row>
          <table:table-row>
            <table:table-cell office:value-type="string">
              <text:p>38</text:p>
            </table:table-cell>
            <table:table-cell office:value-type="float" office:value="0.4"/>
            <table:table-cell office:value-type="float" office:value="6.7099999999999998E-3"/>
            <table:table-cell office:value-type="float" office:value="0.4"/>
            <table:table-cell office:value-type="float" office:value="6.1069999999999996E-3"/>
            <table:table-cell office:value-type="float" office:value="0.4"/>
            <table:table-cell office:value-type="float" office:value="2.0281E-2"/>
          </table:table-row>
          <table:table-row>
            <table:table-cell office:value-type="string">
              <text:p>39</text:p>
            </table:table-cell>
            <table:table-cell/>
            <table:table-cell/>
            <table:table-cell/>
            <table:table-cell/>
            <table:table-cell/>
            <table:table-cell/>
          </table:table-row>
          <table:table-row>
            <table:table-cell office:value-type="string">
              <text:p>40</text:p>
            </table:table-cell>
            <table:table-cell/>
            <table:table-cell/>
            <table:table-cell/>
            <table:table-cell/>
            <table:table-cell/>
            <table:table-cell/>
          </table:table-row>
          <table:table-row>
            <table:table-cell office:value-type="string">
              <text:p>41</text:p>
            </table:table-cell>
            <table:table-cell/>
            <table:table-cell/>
            <table:table-cell/>
            <table:table-cell/>
            <table:table-cell/>
            <table:table-cell/>
          </table:table-row>
          <table:table-row>
            <table:table-cell office:value-type="string">
              <text:p>42</text:p>
            </table:table-cell>
            <table:table-cell/>
            <table:table-cell/>
            <table:table-cell/>
            <table:table-cell/>
            <table:table-cell/>
            <table:table-cell/>
          </table:table-row>
          <table:table-row>
            <table:table-cell office:value-type="string">
              <text:p>43</text:p>
            </table:table-cell>
            <table:table-cell/>
            <table:table-cell/>
            <table:table-cell/>
            <table:table-cell/>
            <table:table-cell/>
            <table:table-cell/>
          </table:table-row>
          <table:table-row>
            <table:table-cell office:value-type="string">
              <text:p>44</text:p>
            </table:table-cell>
            <table:table-cell office:value-type="float" office:value="0.6"/>
            <table:table-cell office:value-type="float" office:value="3.4299999999999999E-3"/>
            <table:table-cell office:value-type="float" office:value="0.6"/>
            <table:table-cell office:value-type="float" office:value="2.892E-3"/>
            <table:table-cell office:value-type="float" office:value="0.6"/>
            <table:table-cell office:value-type="float" office:value="1.9798E-2"/>
          </table:table-row>
          <table:table-row>
            <table:table-cell office:value-type="string">
              <text:p>45</text:p>
            </table:table-cell>
            <table:table-cell office:value-type="float" office:value="0.6"/>
            <table:table-cell office:value-type="float" office:value="3.4160000000000002E-3"/>
            <table:table-cell office:value-type="float" office:value="0.6"/>
            <table:table-cell office:value-type="float" office:value="3.2260000000000001E-3"/>
            <table:table-cell office:value-type="float" office:value="0.6"/>
            <table:table-cell office:value-type="float" office:value="1.9675000000000002E-2"/>
          </table:table-row>
          <table:table-row>
            <table:table-cell office:value-type="string">
              <text:p>46</text:p>
            </table:table-cell>
            <table:table-cell office:value-type="float" office:value="0.6"/>
            <table:table-cell office:value-type="float" office:value="3.1440000000000001E-3"/>
            <table:table-cell office:value-type="float" office:value="0.6"/>
            <table:table-cell office:value-type="float" office:value="2.3960000000000001E-3"/>
            <table:table-cell office:value-type="float" office:value="0.6"/>
            <table:table-cell office:value-type="float" office:value="2.0409E-2"/>
          </table:table-row>
          <table:table-row>
            <table:table-cell office:value-type="string">
              <text:p>47</text:p>
            </table:table-cell>
            <table:table-cell office:value-type="float" office:value="0.6"/>
            <table:table-cell office:value-type="float" office:value="3.5349999999999999E-3"/>
            <table:table-cell office:value-type="float" office:value="0.6"/>
            <table:table-cell office:value-type="float" office:value="2.983E-3"/>
            <table:table-cell office:value-type="float" office:value="0.6"/>
            <table:table-cell office:value-type="float" office:value="1.9803999999999999E-2"/>
          </table:table-row>
          <table:table-row>
            <table:table-cell office:value-type="string">
              <text:p>48</text:p>
            </table:table-cell>
            <table:table-cell office:value-type="float" office:value="0.6"/>
            <table:table-cell office:value-type="float" office:value="3.9150000000000001E-3"/>
            <table:table-cell office:value-type="float" office:value="0.6"/>
            <table:table-cell office:value-type="float" office:value="2.7959999999999999E-3"/>
            <table:table-cell office:value-type="float" office:value="0.6"/>
            <table:table-cell office:value-type="float" office:value="7.2049999999999996E-3"/>
          </table:table-row>
          <table:table-row>
            <table:table-cell office:value-type="string">
              <text:p>49</text:p>
            </table:table-cell>
            <table:table-cell office:value-type="float" office:value="0.6"/>
            <table:table-cell office:value-type="float" office:value="3.5400000000000002E-3"/>
            <table:table-cell office:value-type="float" office:value="0.6"/>
            <table:table-cell office:value-type="float" office:value="2.9190000000000002E-3"/>
            <table:table-cell office:value-type="float" office:value="0.6"/>
            <table:table-cell office:value-type="float" office:value="6.313E-3"/>
          </table:table-row>
          <table:table-row>
            <table:table-cell office:value-type="string">
              <text:p>50</text:p>
            </table:table-cell>
            <table:table-cell office:value-type="float" office:value="0.6"/>
            <table:table-cell office:value-type="float" office:value="3.2829999999999999E-3"/>
            <table:table-cell office:value-type="float" office:value="0.6"/>
            <table:table-cell office:value-type="float" office:value="3.5660000000000002E-3"/>
            <table:table-cell office:value-type="float" office:value="0.6"/>
            <table:table-cell office:value-type="float" office:value="1.9973000000000001E-2"/>
          </table:table-row>
          <table:table-row>
            <table:table-cell office:value-type="string">
              <text:p>51</text:p>
            </table:table-cell>
            <table:table-cell office:value-type="float" office:value="0.6"/>
            <table:table-cell office:value-type="float" office:value="3.349E-3"/>
            <table:table-cell office:value-type="float" office:value="0.6"/>
            <table:table-cell office:value-type="float" office:value="2.8900000000000002E-3"/>
            <table:table-cell office:value-type="float" office:value="0.6"/>
            <table:table-cell office:value-type="float" office:value="1.2092E-2"/>
          </table:table-row>
          <table:table-row>
            <table:table-cell office:value-type="string">
              <text:p>52</text:p>
            </table:table-cell>
            <table:table-cell office:value-type="float" office:value="0.6"/>
            <table:table-cell office:value-type="float" office:value="3.2590000000000002E-3"/>
            <table:table-cell office:value-type="float" office:value="0.6"/>
            <table:table-cell office:value-type="float" office:value="3.0799999999999998E-3"/>
            <table:table-cell office:value-type="float" office:value="0.6"/>
            <table:table-cell office:value-type="float" office:value="1.9314999999999999E-2"/>
          </table:table-row>
          <table:table-row>
            <table:table-cell office:value-type="string">
              <text:p>53</text:p>
            </table:table-cell>
            <table:table-cell office:value-type="float" office:value="0.6"/>
            <table:table-cell office:value-type="float" office:value="3.2659999999999998E-3"/>
            <table:table-cell office:value-type="float" office:value="0.6"/>
            <table:table-cell office:value-type="float" office:value="2.885E-3"/>
            <table:table-cell office:value-type="float" office:value="0.6"/>
            <table:table-cell office:value-type="float" office:value="1.9944E-2"/>
          </table:table-row>
          <table:table-row>
            <table:table-cell office:value-type="string">
              <text:p>54</text:p>
            </table:table-cell>
            <table:table-cell/>
            <table:table-cell/>
            <table:table-cell/>
            <table:table-cell/>
            <table:table-cell/>
            <table:table-cell/>
          </table:table-row>
          <table:table-row>
            <table:table-cell office:value-type="string">
              <text:p>55</text:p>
            </table:table-cell>
            <table:table-cell/>
            <table:table-cell/>
            <table:table-cell/>
            <table:table-cell/>
            <table:table-cell/>
            <table:table-cell/>
          </table:table-row>
          <table:table-row>
            <table:table-cell office:value-type="string">
              <text:p>56</text:p>
            </table:table-cell>
            <table:table-cell/>
            <table:table-cell/>
            <table:table-cell/>
            <table:table-cell/>
            <table:table-cell/>
            <table:table-cell/>
          </table:table-row>
          <table:table-row>
            <table:table-cell office:value-type="string">
              <text:p>57</text:p>
            </table:table-cell>
            <table:table-cell/>
            <table:table-cell/>
            <table:table-cell/>
            <table:table-cell/>
            <table:table-cell/>
            <table:table-cell/>
          </table:table-row>
          <table:table-row>
            <table:table-cell office:value-type="string">
              <text:p>58</text:p>
            </table:table-cell>
            <table:table-cell/>
            <table:table-cell/>
            <table:table-cell/>
            <table:table-cell/>
            <table:table-cell/>
            <table:table-cell/>
          </table:table-row>
          <table:table-row>
            <table:table-cell office:value-type="string">
              <text:p>59</text:p>
            </table:table-cell>
            <table:table-cell office:value-type="float" office:value="0.8"/>
            <table:table-cell office:value-type="float" office:value="7.9100000000000004E-4"/>
            <table:table-cell office:value-type="float" office:value="0.8"/>
            <table:table-cell office:value-type="float" office:value="3.2320000000000001E-3"/>
            <table:table-cell office:value-type="float" office:value="0.8"/>
            <table:table-cell office:value-type="float" office:value="1.0640000000000001E-3"/>
          </table:table-row>
          <table:table-row>
            <table:table-cell office:value-type="string">
              <text:p>60</text:p>
            </table:table-cell>
            <table:table-cell office:value-type="float" office:value="0.8"/>
            <table:table-cell office:value-type="float" office:value="9.5399999999999999E-4"/>
            <table:table-cell office:value-type="float" office:value="0.8"/>
            <table:table-cell office:value-type="float" office:value="3.1589999999999999E-3"/>
            <table:table-cell office:value-type="float" office:value="0.8"/>
            <table:table-cell office:value-type="float" office:value="1.1720000000000001E-3"/>
          </table:table-row>
          <table:table-row>
            <table:table-cell office:value-type="string">
              <text:p>61</text:p>
            </table:table-cell>
            <table:table-cell office:value-type="float" office:value="0.8"/>
            <table:table-cell office:value-type="float" office:value="8.5499999999999997E-4"/>
            <table:table-cell office:value-type="float" office:value="0.8"/>
            <table:table-cell office:value-type="float" office:value="2.9989999999999999E-3"/>
            <table:table-cell office:value-type="float" office:value="0.8"/>
            <table:table-cell office:value-type="float" office:value="1.181E-3"/>
          </table:table-row>
          <table:table-row>
            <table:table-cell office:value-type="string">
              <text:p>62</text:p>
            </table:table-cell>
            <table:table-cell office:value-type="float" office:value="0.8"/>
            <table:table-cell office:value-type="float" office:value="9.1699999999999995E-4"/>
            <table:table-cell office:value-type="float" office:value="0.8"/>
            <table:table-cell office:value-type="float" office:value="2.7460000000000002E-3"/>
            <table:table-cell office:value-type="float" office:value="0.8"/>
            <table:table-cell office:value-type="float" office:value="1.441E-3"/>
          </table:table-row>
          <table:table-row>
            <table:table-cell office:value-type="string">
              <text:p>63</text:p>
            </table:table-cell>
            <table:table-cell office:value-type="float" office:value="0.8"/>
            <table:table-cell office:value-type="float" office:value="1.0690000000000001E-3"/>
            <table:table-cell office:value-type="float" office:value="0.8"/>
            <table:table-cell office:value-type="float" office:value="3.1909999999999998E-3"/>
            <table:table-cell office:value-type="float" office:value="0.8"/>
            <table:table-cell office:value-type="float" office:value="1.0499999999999999E-3"/>
          </table:table-row>
          <table:table-row>
            <table:table-cell office:value-type="string">
              <text:p>64</text:p>
            </table:table-cell>
            <table:table-cell office:value-type="float" office:value="0.8"/>
            <table:table-cell office:value-type="float" office:value="9.3499999999999996E-4"/>
            <table:table-cell office:value-type="float" office:value="0.8"/>
            <table:table-cell office:value-type="float" office:value="3.2789999999999998E-3"/>
            <table:table-cell office:value-type="float" office:value="0.8"/>
            <table:table-cell office:value-type="float" office:value="1.3110000000000001E-3"/>
          </table:table-row>
          <table:table-row>
            <table:table-cell office:value-type="string">
              <text:p>65</text:p>
            </table:table-cell>
            <table:table-cell office:value-type="float" office:value="0.8"/>
            <table:table-cell office:value-type="float" office:value="8.03E-4"/>
            <table:table-cell office:value-type="float" office:value="0.8"/>
            <table:table-cell office:value-type="float" office:value="3.3140000000000001E-3"/>
            <table:table-cell office:value-type="float" office:value="0.8"/>
            <table:table-cell office:value-type="float" office:value="1.1150000000000001E-3"/>
          </table:table-row>
          <table:table-row>
            <table:table-cell office:value-type="string">
              <text:p>66</text:p>
            </table:table-cell>
            <table:table-cell office:value-type="float" office:value="0.8"/>
            <table:table-cell office:value-type="float" office:value="9.7300000000000002E-4"/>
            <table:table-cell office:value-type="float" office:value="0.8"/>
            <table:table-cell office:value-type="float" office:value="2.7750000000000001E-3"/>
            <table:table-cell office:value-type="float" office:value="0.8"/>
            <table:table-cell office:value-type="float" office:value="1.2199999999999999E-3"/>
          </table:table-row>
          <table:table-row>
            <table:table-cell office:value-type="string">
              <text:p>67</text:p>
            </table:table-cell>
            <table:table-cell office:value-type="float" office:value="0.8"/>
            <table:table-cell office:value-type="float" office:value="8.3600000000000005E-4"/>
            <table:table-cell office:value-type="float" office:value="0.8"/>
            <table:table-cell office:value-type="float" office:value="3.457E-3"/>
            <table:table-cell office:value-type="float" office:value="0.8"/>
            <table:table-cell office:value-type="float" office:value="1.0300000000000001E-3"/>
          </table:table-row>
          <table:table-row>
            <table:table-cell office:value-type="string">
              <text:p>68</text:p>
            </table:table-cell>
            <table:table-cell office:value-type="float" office:value="0.8"/>
            <table:table-cell office:value-type="float" office:value="9.8200000000000002E-4"/>
            <table:table-cell office:value-type="float" office:value="0.8"/>
            <table:table-cell office:value-type="float" office:value="3.0300000000000001E-3"/>
            <table:table-cell office:value-type="float" office:value="0.8"/>
            <table:table-cell office:value-type="float" office:value="1.018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G0S2">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99.15pt" svg:width="498.6pt" chart:style-name="Crt0">
        <chart:title chart:style-name="CT00">
          <text:p text:style-name="a0" text:class-names="" text:cond-style-name="">Loss 0.2</text:p>
        </chart:title>
        <chart:plot-area chart:style-name="Plt0" chart:data-source-has-labels="both">
          <chart:axis chart:dimension="x" chart:name="primary-x" chart:style-name="Axs0">
            <chart:title chart:style-name="AT00">
              <text:p text:style-name="a1" text:class-names="" text:cond-style-name="">Window Size</text:p>
            </chart:title>
            <chart:grid chart:class="major" chart:style-name="GMa0"/>
          </chart:axis>
          <chart:axis chart:dimension="y" chart:name="primary-y" chart:style-name="Axs1">
            <chart:title chart:style-name="AT01">
              <text:p text:style-name="a2" text:class-names="" text:cond-style-name="">Throughput</text:p>
            </chart:title>
            <chart:grid chart:class="major" chart:style-name="GMa1"/>
          </chart:axis>
          <chart:series chart:label-cell-address="local-table.$C$1" chart:values-cell-range-address="local-table.$C$2" chart:class="chart:scatter" chart:attached-axis="primary-y" chart:style-name="G0S0">
            <chart:domain table:cell-range-address="local-table.$B$2"/>
            <chart:data-point/>
          </chart:series>
          <chart:series chart:label-cell-address="local-table.$E$1" chart:values-cell-range-address="local-table.$E$2:.$E$69" chart:class="chart:scatter" chart:attached-axis="primary-y" chart:style-name="G0S1">
            <chart:domain table:cell-range-address="local-table.$D$2:.$D$69"/>
            <chart:data-point chart:repeated="68"/>
          </chart:series>
          <chart:series chart:label-cell-address="local-table.$G$1" chart:values-cell-range-address="local-table.$G$2:.$G$69" chart:class="chart:scatter" chart:attached-axis="primary-y" chart:style-name="G0S2">
            <chart:domain table:cell-range-address="local-table.$F$2:.$F$69"/>
            <chart:data-point chart:repeated="68"/>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ABT</text:p>
              </table:table-cell>
              <table:table-cell/>
              <table:table-cell office:value-type="string">
                <text:p>GBN</text:p>
              </table:table-cell>
              <table:table-cell/>
              <table:table-cell office:value-type="string">
                <text:p>SR</text:p>
              </table:table-cell>
            </table:table-row>
          </table:table-header-rows>
          <table:table-row>
            <table:table-cell office:value-type="string">
              <text:p>1</text:p>
            </table:table-cell>
            <table:table-cell office:value-type="float" office:value="0"/>
            <table:table-cell office:value-type="float" office:value="1.0867999999999999E-2"/>
            <table:table-cell office:value-type="float" office:value="10"/>
            <table:table-cell office:value-type="float" office:value="2.0428999999999999E-2"/>
            <table:table-cell office:value-type="float" office:value="10"/>
            <table:table-cell office:value-type="float" office:value="1.3047E-2"/>
          </table:table-row>
          <table:table-row>
            <table:table-cell office:value-type="string">
              <text:p>2</text:p>
            </table:table-cell>
            <table:table-cell/>
            <table:table-cell/>
            <table:table-cell office:value-type="float" office:value="10"/>
            <table:table-cell office:value-type="float" office:value="2.0227999999999999E-2"/>
            <table:table-cell office:value-type="float" office:value="10"/>
            <table:table-cell office:value-type="float" office:value="2.0375999999999998E-2"/>
          </table:table-row>
          <table:table-row>
            <table:table-cell office:value-type="string">
              <text:p>3</text:p>
            </table:table-cell>
            <table:table-cell/>
            <table:table-cell/>
            <table:table-cell office:value-type="float" office:value="10"/>
            <table:table-cell office:value-type="float" office:value="2.0306999999999999E-2"/>
            <table:table-cell office:value-type="float" office:value="10"/>
            <table:table-cell office:value-type="float" office:value="1.2891E-2"/>
          </table:table-row>
          <table:table-row>
            <table:table-cell office:value-type="string">
              <text:p>4</text:p>
            </table:table-cell>
            <table:table-cell/>
            <table:table-cell/>
            <table:table-cell office:value-type="float" office:value="10"/>
            <table:table-cell office:value-type="float" office:value="2.0715999999999998E-2"/>
            <table:table-cell office:value-type="float" office:value="10"/>
            <table:table-cell office:value-type="float" office:value="1.9845000000000002E-2"/>
          </table:table-row>
          <table:table-row>
            <table:table-cell office:value-type="string">
              <text:p>5</text:p>
            </table:table-cell>
            <table:table-cell/>
            <table:table-cell/>
            <table:table-cell office:value-type="float" office:value="10"/>
            <table:table-cell office:value-type="float" office:value="1.9973000000000001E-2"/>
            <table:table-cell office:value-type="float" office:value="10"/>
            <table:table-cell office:value-type="float" office:value="1.9864E-2"/>
          </table:table-row>
          <table:table-row>
            <table:table-cell office:value-type="string">
              <text:p>6</text:p>
            </table:table-cell>
            <table:table-cell/>
            <table:table-cell/>
            <table:table-cell office:value-type="float" office:value="10"/>
            <table:table-cell office:value-type="float" office:value="1.9994000000000001E-2"/>
            <table:table-cell office:value-type="float" office:value="10"/>
            <table:table-cell office:value-type="float" office:value="1.9453000000000002E-2"/>
          </table:table-row>
          <table:table-row>
            <table:table-cell office:value-type="string">
              <text:p>7</text:p>
            </table:table-cell>
            <table:table-cell/>
            <table:table-cell/>
            <table:table-cell office:value-type="float" office:value="10"/>
            <table:table-cell office:value-type="float" office:value="1.9807000000000002E-2"/>
            <table:table-cell office:value-type="float" office:value="10"/>
            <table:table-cell office:value-type="float" office:value="2.0292000000000001E-2"/>
          </table:table-row>
          <table:table-row>
            <table:table-cell office:value-type="string">
              <text:p>8</text:p>
            </table:table-cell>
            <table:table-cell/>
            <table:table-cell/>
            <table:table-cell office:value-type="float" office:value="10"/>
            <table:table-cell office:value-type="float" office:value="1.9887999999999999E-2"/>
            <table:table-cell office:value-type="float" office:value="10"/>
            <table:table-cell office:value-type="float" office:value="1.9519000000000002E-2"/>
          </table:table-row>
          <table:table-row>
            <table:table-cell office:value-type="string">
              <text:p>9</text:p>
            </table:table-cell>
            <table:table-cell/>
            <table:table-cell/>
            <table:table-cell office:value-type="float" office:value="10"/>
            <table:table-cell office:value-type="float" office:value="2.0656999999999998E-2"/>
            <table:table-cell office:value-type="float" office:value="10"/>
            <table:table-cell office:value-type="float" office:value="2.0368000000000001E-2"/>
          </table:table-row>
          <table:table-row>
            <table:table-cell office:value-type="string">
              <text:p>10</text:p>
            </table:table-cell>
            <table:table-cell/>
            <table:table-cell/>
            <table:table-cell office:value-type="float" office:value="10"/>
            <table:table-cell office:value-type="float" office:value="2.0683E-2"/>
            <table:table-cell office:value-type="float" office:value="10"/>
            <table:table-cell office:value-type="float" office:value="2.0017E-2"/>
          </table:table-row>
          <table:table-row>
            <table:table-cell office:value-type="string">
              <text:p>11</text:p>
            </table:table-cell>
            <table:table-cell/>
            <table:table-cell/>
            <table:table-cell/>
            <table:table-cell/>
            <table:table-cell/>
            <table:table-cell/>
          </table:table-row>
          <table:table-row>
            <table:table-cell office:value-type="string">
              <text:p>12</text:p>
            </table:table-cell>
            <table:table-cell/>
            <table:table-cell/>
            <table:table-cell/>
            <table:table-cell/>
            <table:table-cell/>
            <table:table-cell/>
          </table:table-row>
          <table:table-row>
            <table:table-cell office:value-type="string">
              <text:p>13</text:p>
            </table:table-cell>
            <table:table-cell/>
            <table:table-cell/>
            <table:table-cell/>
            <table:table-cell/>
            <table:table-cell/>
            <table:table-cell/>
          </table:table-row>
          <table:table-row>
            <table:table-cell office:value-type="string">
              <text:p>14</text:p>
            </table:table-cell>
            <table:table-cell/>
            <table:table-cell/>
            <table:table-cell office:value-type="float" office:value="50"/>
            <table:table-cell office:value-type="float" office:value="2.0428999999999999E-2"/>
            <table:table-cell office:value-type="float" office:value="50"/>
            <table:table-cell office:value-type="float" office:value="2.0146000000000001E-2"/>
          </table:table-row>
          <table:table-row>
            <table:table-cell office:value-type="string">
              <text:p>15</text:p>
            </table:table-cell>
            <table:table-cell/>
            <table:table-cell/>
            <table:table-cell office:value-type="float" office:value="50"/>
            <table:table-cell office:value-type="float" office:value="2.0227999999999999E-2"/>
            <table:table-cell office:value-type="float" office:value="50"/>
            <table:table-cell office:value-type="float" office:value="2.0261000000000001E-2"/>
          </table:table-row>
          <table:table-row>
            <table:table-cell office:value-type="string">
              <text:p>16</text:p>
            </table:table-cell>
            <table:table-cell/>
            <table:table-cell/>
            <table:table-cell office:value-type="float" office:value="50"/>
            <table:table-cell office:value-type="float" office:value="2.0306999999999999E-2"/>
            <table:table-cell office:value-type="float" office:value="50"/>
            <table:table-cell office:value-type="float" office:value="1.9954E-2"/>
          </table:table-row>
          <table:table-row>
            <table:table-cell office:value-type="string">
              <text:p>17</text:p>
            </table:table-cell>
            <table:table-cell/>
            <table:table-cell/>
            <table:table-cell office:value-type="float" office:value="50"/>
            <table:table-cell office:value-type="float" office:value="2.0466999999999999E-2"/>
            <table:table-cell office:value-type="float" office:value="50"/>
            <table:table-cell office:value-type="float" office:value="1.9845000000000002E-2"/>
          </table:table-row>
          <table:table-row>
            <table:table-cell office:value-type="string">
              <text:p>18</text:p>
            </table:table-cell>
            <table:table-cell/>
            <table:table-cell/>
            <table:table-cell office:value-type="float" office:value="50"/>
            <table:table-cell office:value-type="float" office:value="1.9973000000000001E-2"/>
            <table:table-cell office:value-type="float" office:value="50"/>
            <table:table-cell office:value-type="float" office:value="1.9864E-2"/>
          </table:table-row>
          <table:table-row>
            <table:table-cell office:value-type="string">
              <text:p>19</text:p>
            </table:table-cell>
            <table:table-cell/>
            <table:table-cell/>
            <table:table-cell office:value-type="float" office:value="50"/>
            <table:table-cell office:value-type="float" office:value="1.9994000000000001E-2"/>
            <table:table-cell office:value-type="float" office:value="50"/>
            <table:table-cell office:value-type="float" office:value="1.9453000000000002E-2"/>
          </table:table-row>
          <table:table-row>
            <table:table-cell office:value-type="string">
              <text:p>20</text:p>
            </table:table-cell>
            <table:table-cell/>
            <table:table-cell/>
            <table:table-cell office:value-type="float" office:value="50"/>
            <table:table-cell office:value-type="float" office:value="1.9807000000000002E-2"/>
            <table:table-cell office:value-type="float" office:value="50"/>
            <table:table-cell office:value-type="float" office:value="2.0292000000000001E-2"/>
          </table:table-row>
          <table:table-row>
            <table:table-cell office:value-type="string">
              <text:p>21</text:p>
            </table:table-cell>
            <table:table-cell/>
            <table:table-cell/>
            <table:table-cell office:value-type="float" office:value="50"/>
            <table:table-cell office:value-type="float" office:value="1.9887999999999999E-2"/>
            <table:table-cell office:value-type="float" office:value="50"/>
            <table:table-cell office:value-type="float" office:value="1.9519000000000002E-2"/>
          </table:table-row>
          <table:table-row>
            <table:table-cell office:value-type="string">
              <text:p>22</text:p>
            </table:table-cell>
            <table:table-cell/>
            <table:table-cell/>
            <table:table-cell office:value-type="float" office:value="50"/>
            <table:table-cell office:value-type="float" office:value="2.0736000000000001E-2"/>
            <table:table-cell office:value-type="float" office:value="50"/>
            <table:table-cell office:value-type="float" office:value="2.0368000000000001E-2"/>
          </table:table-row>
          <table:table-row>
            <table:table-cell office:value-type="string">
              <text:p>23</text:p>
            </table:table-cell>
            <table:table-cell/>
            <table:table-cell/>
            <table:table-cell office:value-type="float" office:value="50"/>
            <table:table-cell office:value-type="float" office:value="2.0683E-2"/>
            <table:table-cell office:value-type="float" office:value="50"/>
            <table:table-cell office:value-type="float" office:value="2.0017E-2"/>
          </table:table-row>
          <table:table-row>
            <table:table-cell office:value-type="string">
              <text:p>24</text:p>
            </table:table-cell>
            <table:table-cell/>
            <table:table-cell/>
            <table:table-cell/>
            <table:table-cell/>
            <table:table-cell/>
            <table:table-cell/>
          </table:table-row>
          <table:table-row>
            <table:table-cell office:value-type="string">
              <text:p>25</text:p>
            </table:table-cell>
            <table:table-cell/>
            <table:table-cell/>
            <table:table-cell/>
            <table:table-cell/>
            <table:table-cell/>
            <table:table-cell/>
          </table:table-row>
          <table:table-row>
            <table:table-cell office:value-type="string">
              <text:p>26</text:p>
            </table:table-cell>
            <table:table-cell/>
            <table:table-cell/>
            <table:table-cell/>
            <table:table-cell/>
            <table:table-cell/>
            <table:table-cell/>
          </table:table-row>
          <table:table-row>
            <table:table-cell office:value-type="string">
              <text:p>27</text:p>
            </table:table-cell>
            <table:table-cell/>
            <table:table-cell/>
            <table:table-cell/>
            <table:table-cell/>
            <table:table-cell/>
            <table:table-cell/>
          </table:table-row>
          <table:table-row>
            <table:table-cell office:value-type="string">
              <text:p>28</text:p>
            </table:table-cell>
            <table:table-cell/>
            <table:table-cell/>
            <table:table-cell/>
            <table:table-cell/>
            <table:table-cell/>
            <table:table-cell/>
          </table:table-row>
          <table:table-row>
            <table:table-cell office:value-type="string">
              <text:p>29</text:p>
            </table:table-cell>
            <table:table-cell/>
            <table:table-cell/>
            <table:table-cell office:value-type="float" office:value="100"/>
            <table:table-cell office:value-type="float" office:value="2.0428999999999999E-2"/>
            <table:table-cell office:value-type="float" office:value="100"/>
            <table:table-cell office:value-type="float" office:value="2.0146000000000001E-2"/>
          </table:table-row>
          <table:table-row>
            <table:table-cell office:value-type="string">
              <text:p>30</text:p>
            </table:table-cell>
            <table:table-cell/>
            <table:table-cell/>
            <table:table-cell office:value-type="float" office:value="100"/>
            <table:table-cell office:value-type="float" office:value="2.0227999999999999E-2"/>
            <table:table-cell office:value-type="float" office:value="100"/>
            <table:table-cell office:value-type="float" office:value="2.0261000000000001E-2"/>
          </table:table-row>
          <table:table-row>
            <table:table-cell office:value-type="string">
              <text:p>31</text:p>
            </table:table-cell>
            <table:table-cell/>
            <table:table-cell/>
            <table:table-cell office:value-type="float" office:value="100"/>
            <table:table-cell office:value-type="float" office:value="2.0306999999999999E-2"/>
            <table:table-cell office:value-type="float" office:value="100"/>
            <table:table-cell office:value-type="float" office:value="1.9954E-2"/>
          </table:table-row>
          <table:table-row>
            <table:table-cell office:value-type="string">
              <text:p>32</text:p>
            </table:table-cell>
            <table:table-cell/>
            <table:table-cell/>
            <table:table-cell office:value-type="float" office:value="100"/>
            <table:table-cell office:value-type="float" office:value="2.0466999999999999E-2"/>
            <table:table-cell office:value-type="float" office:value="100"/>
            <table:table-cell office:value-type="float" office:value="1.9845000000000002E-2"/>
          </table:table-row>
          <table:table-row>
            <table:table-cell office:value-type="string">
              <text:p>33</text:p>
            </table:table-cell>
            <table:table-cell/>
            <table:table-cell/>
            <table:table-cell office:value-type="float" office:value="100"/>
            <table:table-cell office:value-type="float" office:value="1.9973000000000001E-2"/>
            <table:table-cell office:value-type="float" office:value="100"/>
            <table:table-cell office:value-type="float" office:value="1.9864E-2"/>
          </table:table-row>
          <table:table-row>
            <table:table-cell office:value-type="string">
              <text:p>34</text:p>
            </table:table-cell>
            <table:table-cell/>
            <table:table-cell/>
            <table:table-cell office:value-type="float" office:value="100"/>
            <table:table-cell office:value-type="float" office:value="1.9994000000000001E-2"/>
            <table:table-cell office:value-type="float" office:value="100"/>
            <table:table-cell office:value-type="float" office:value="1.9453000000000002E-2"/>
          </table:table-row>
          <table:table-row>
            <table:table-cell office:value-type="string">
              <text:p>35</text:p>
            </table:table-cell>
            <table:table-cell/>
            <table:table-cell/>
            <table:table-cell office:value-type="float" office:value="100"/>
            <table:table-cell office:value-type="float" office:value="1.9807000000000002E-2"/>
            <table:table-cell office:value-type="float" office:value="100"/>
            <table:table-cell office:value-type="float" office:value="2.0292000000000001E-2"/>
          </table:table-row>
          <table:table-row>
            <table:table-cell office:value-type="string">
              <text:p>36</text:p>
            </table:table-cell>
            <table:table-cell/>
            <table:table-cell/>
            <table:table-cell office:value-type="float" office:value="100"/>
            <table:table-cell office:value-type="float" office:value="1.9887999999999999E-2"/>
            <table:table-cell office:value-type="float" office:value="100"/>
            <table:table-cell office:value-type="float" office:value="1.9519000000000002E-2"/>
          </table:table-row>
          <table:table-row>
            <table:table-cell office:value-type="string">
              <text:p>37</text:p>
            </table:table-cell>
            <table:table-cell/>
            <table:table-cell/>
            <table:table-cell office:value-type="float" office:value="100"/>
            <table:table-cell office:value-type="float" office:value="2.0736000000000001E-2"/>
            <table:table-cell office:value-type="float" office:value="100"/>
            <table:table-cell office:value-type="float" office:value="2.0368000000000001E-2"/>
          </table:table-row>
          <table:table-row>
            <table:table-cell office:value-type="string">
              <text:p>38</text:p>
            </table:table-cell>
            <table:table-cell/>
            <table:table-cell/>
            <table:table-cell office:value-type="float" office:value="100"/>
            <table:table-cell office:value-type="float" office:value="2.0683E-2"/>
            <table:table-cell office:value-type="float" office:value="100"/>
            <table:table-cell office:value-type="float" office:value="2.0017E-2"/>
          </table:table-row>
          <table:table-row>
            <table:table-cell office:value-type="string">
              <text:p>39</text:p>
            </table:table-cell>
            <table:table-cell/>
            <table:table-cell/>
            <table:table-cell/>
            <table:table-cell/>
            <table:table-cell/>
            <table:table-cell/>
          </table:table-row>
          <table:table-row>
            <table:table-cell office:value-type="string">
              <text:p>40</text:p>
            </table:table-cell>
            <table:table-cell/>
            <table:table-cell/>
            <table:table-cell/>
            <table:table-cell/>
            <table:table-cell/>
            <table:table-cell/>
          </table:table-row>
          <table:table-row>
            <table:table-cell office:value-type="string">
              <text:p>41</text:p>
            </table:table-cell>
            <table:table-cell/>
            <table:table-cell/>
            <table:table-cell/>
            <table:table-cell/>
            <table:table-cell/>
            <table:table-cell/>
          </table:table-row>
          <table:table-row>
            <table:table-cell office:value-type="string">
              <text:p>42</text:p>
            </table:table-cell>
            <table:table-cell/>
            <table:table-cell/>
            <table:table-cell/>
            <table:table-cell/>
            <table:table-cell/>
            <table:table-cell/>
          </table:table-row>
          <table:table-row>
            <table:table-cell office:value-type="string">
              <text:p>43</text:p>
            </table:table-cell>
            <table:table-cell/>
            <table:table-cell/>
            <table:table-cell/>
            <table:table-cell/>
            <table:table-cell/>
            <table:table-cell/>
          </table:table-row>
          <table:table-row>
            <table:table-cell office:value-type="string">
              <text:p>44</text:p>
            </table:table-cell>
            <table:table-cell/>
            <table:table-cell/>
            <table:table-cell office:value-type="float" office:value="200"/>
            <table:table-cell office:value-type="float" office:value="2.0428999999999999E-2"/>
            <table:table-cell office:value-type="float" office:value="200"/>
            <table:table-cell office:value-type="float" office:value="2.0146000000000001E-2"/>
          </table:table-row>
          <table:table-row>
            <table:table-cell office:value-type="string">
              <text:p>45</text:p>
            </table:table-cell>
            <table:table-cell/>
            <table:table-cell/>
            <table:table-cell office:value-type="float" office:value="200"/>
            <table:table-cell office:value-type="float" office:value="2.0227999999999999E-2"/>
            <table:table-cell office:value-type="float" office:value="200"/>
            <table:table-cell office:value-type="float" office:value="2.0261000000000001E-2"/>
          </table:table-row>
          <table:table-row>
            <table:table-cell office:value-type="string">
              <text:p>46</text:p>
            </table:table-cell>
            <table:table-cell/>
            <table:table-cell/>
            <table:table-cell office:value-type="float" office:value="200"/>
            <table:table-cell office:value-type="float" office:value="2.0306999999999999E-2"/>
            <table:table-cell office:value-type="float" office:value="200"/>
            <table:table-cell office:value-type="float" office:value="1.9954E-2"/>
          </table:table-row>
          <table:table-row>
            <table:table-cell office:value-type="string">
              <text:p>47</text:p>
            </table:table-cell>
            <table:table-cell/>
            <table:table-cell/>
            <table:table-cell office:value-type="float" office:value="200"/>
            <table:table-cell office:value-type="float" office:value="2.0466999999999999E-2"/>
            <table:table-cell office:value-type="float" office:value="200"/>
            <table:table-cell office:value-type="float" office:value="1.9845000000000002E-2"/>
          </table:table-row>
          <table:table-row>
            <table:table-cell office:value-type="string">
              <text:p>48</text:p>
            </table:table-cell>
            <table:table-cell/>
            <table:table-cell/>
            <table:table-cell office:value-type="float" office:value="200"/>
            <table:table-cell office:value-type="float" office:value="1.9973000000000001E-2"/>
            <table:table-cell office:value-type="float" office:value="200"/>
            <table:table-cell office:value-type="float" office:value="1.9864E-2"/>
          </table:table-row>
          <table:table-row>
            <table:table-cell office:value-type="string">
              <text:p>49</text:p>
            </table:table-cell>
            <table:table-cell/>
            <table:table-cell/>
            <table:table-cell office:value-type="float" office:value="200"/>
            <table:table-cell office:value-type="float" office:value="1.9994000000000001E-2"/>
            <table:table-cell office:value-type="float" office:value="200"/>
            <table:table-cell office:value-type="float" office:value="1.9453000000000002E-2"/>
          </table:table-row>
          <table:table-row>
            <table:table-cell office:value-type="string">
              <text:p>50</text:p>
            </table:table-cell>
            <table:table-cell/>
            <table:table-cell/>
            <table:table-cell office:value-type="float" office:value="200"/>
            <table:table-cell office:value-type="float" office:value="1.9807000000000002E-2"/>
            <table:table-cell office:value-type="float" office:value="200"/>
            <table:table-cell office:value-type="float" office:value="2.0292000000000001E-2"/>
          </table:table-row>
          <table:table-row>
            <table:table-cell office:value-type="string">
              <text:p>51</text:p>
            </table:table-cell>
            <table:table-cell/>
            <table:table-cell/>
            <table:table-cell office:value-type="float" office:value="200"/>
            <table:table-cell office:value-type="float" office:value="1.9887999999999999E-2"/>
            <table:table-cell office:value-type="float" office:value="200"/>
            <table:table-cell office:value-type="float" office:value="1.9519000000000002E-2"/>
          </table:table-row>
          <table:table-row>
            <table:table-cell office:value-type="string">
              <text:p>52</text:p>
            </table:table-cell>
            <table:table-cell/>
            <table:table-cell/>
            <table:table-cell office:value-type="float" office:value="200"/>
            <table:table-cell office:value-type="float" office:value="2.0736000000000001E-2"/>
            <table:table-cell office:value-type="float" office:value="200"/>
            <table:table-cell office:value-type="float" office:value="2.0368000000000001E-2"/>
          </table:table-row>
          <table:table-row>
            <table:table-cell office:value-type="string">
              <text:p>53</text:p>
            </table:table-cell>
            <table:table-cell/>
            <table:table-cell/>
            <table:table-cell office:value-type="float" office:value="200"/>
            <table:table-cell office:value-type="float" office:value="2.0683E-2"/>
            <table:table-cell office:value-type="float" office:value="200"/>
            <table:table-cell office:value-type="float" office:value="2.0017E-2"/>
          </table:table-row>
          <table:table-row>
            <table:table-cell office:value-type="string">
              <text:p>54</text:p>
            </table:table-cell>
            <table:table-cell/>
            <table:table-cell/>
            <table:table-cell/>
            <table:table-cell/>
            <table:table-cell/>
            <table:table-cell/>
          </table:table-row>
          <table:table-row>
            <table:table-cell office:value-type="string">
              <text:p>55</text:p>
            </table:table-cell>
            <table:table-cell/>
            <table:table-cell/>
            <table:table-cell/>
            <table:table-cell/>
            <table:table-cell/>
            <table:table-cell/>
          </table:table-row>
          <table:table-row>
            <table:table-cell office:value-type="string">
              <text:p>56</text:p>
            </table:table-cell>
            <table:table-cell/>
            <table:table-cell/>
            <table:table-cell/>
            <table:table-cell/>
            <table:table-cell/>
            <table:table-cell/>
          </table:table-row>
          <table:table-row>
            <table:table-cell office:value-type="string">
              <text:p>57</text:p>
            </table:table-cell>
            <table:table-cell/>
            <table:table-cell/>
            <table:table-cell/>
            <table:table-cell/>
            <table:table-cell/>
            <table:table-cell/>
          </table:table-row>
          <table:table-row>
            <table:table-cell office:value-type="string">
              <text:p>58</text:p>
            </table:table-cell>
            <table:table-cell/>
            <table:table-cell/>
            <table:table-cell/>
            <table:table-cell/>
            <table:table-cell/>
            <table:table-cell/>
          </table:table-row>
          <table:table-row>
            <table:table-cell office:value-type="string">
              <text:p>59</text:p>
            </table:table-cell>
            <table:table-cell/>
            <table:table-cell/>
            <table:table-cell office:value-type="float" office:value="500"/>
            <table:table-cell office:value-type="float" office:value="2.0428999999999999E-2"/>
            <table:table-cell office:value-type="float" office:value="500"/>
            <table:table-cell office:value-type="float" office:value="2.0146000000000001E-2"/>
          </table:table-row>
          <table:table-row>
            <table:table-cell office:value-type="string">
              <text:p>60</text:p>
            </table:table-cell>
            <table:table-cell/>
            <table:table-cell/>
            <table:table-cell office:value-type="float" office:value="500"/>
            <table:table-cell office:value-type="float" office:value="2.0227999999999999E-2"/>
            <table:table-cell office:value-type="float" office:value="500"/>
            <table:table-cell office:value-type="float" office:value="2.0261000000000001E-2"/>
          </table:table-row>
          <table:table-row>
            <table:table-cell office:value-type="string">
              <text:p>61</text:p>
            </table:table-cell>
            <table:table-cell/>
            <table:table-cell/>
            <table:table-cell office:value-type="float" office:value="500"/>
            <table:table-cell office:value-type="float" office:value="2.0306999999999999E-2"/>
            <table:table-cell office:value-type="float" office:value="500"/>
            <table:table-cell office:value-type="float" office:value="1.9954E-2"/>
          </table:table-row>
          <table:table-row>
            <table:table-cell office:value-type="string">
              <text:p>62</text:p>
            </table:table-cell>
            <table:table-cell/>
            <table:table-cell/>
            <table:table-cell office:value-type="float" office:value="500"/>
            <table:table-cell office:value-type="float" office:value="2.0466999999999999E-2"/>
            <table:table-cell office:value-type="float" office:value="500"/>
            <table:table-cell office:value-type="float" office:value="1.9845000000000002E-2"/>
          </table:table-row>
          <table:table-row>
            <table:table-cell office:value-type="string">
              <text:p>63</text:p>
            </table:table-cell>
            <table:table-cell/>
            <table:table-cell/>
            <table:table-cell office:value-type="float" office:value="500"/>
            <table:table-cell office:value-type="float" office:value="1.9973000000000001E-2"/>
            <table:table-cell office:value-type="float" office:value="500"/>
            <table:table-cell office:value-type="float" office:value="1.9864E-2"/>
          </table:table-row>
          <table:table-row>
            <table:table-cell office:value-type="string">
              <text:p>64</text:p>
            </table:table-cell>
            <table:table-cell/>
            <table:table-cell/>
            <table:table-cell office:value-type="float" office:value="500"/>
            <table:table-cell office:value-type="float" office:value="1.9994000000000001E-2"/>
            <table:table-cell office:value-type="float" office:value="500"/>
            <table:table-cell office:value-type="float" office:value="1.9453000000000002E-2"/>
          </table:table-row>
          <table:table-row>
            <table:table-cell office:value-type="string">
              <text:p>65</text:p>
            </table:table-cell>
            <table:table-cell/>
            <table:table-cell/>
            <table:table-cell office:value-type="float" office:value="500"/>
            <table:table-cell office:value-type="float" office:value="1.9807000000000002E-2"/>
            <table:table-cell office:value-type="float" office:value="500"/>
            <table:table-cell office:value-type="float" office:value="2.0292000000000001E-2"/>
          </table:table-row>
          <table:table-row>
            <table:table-cell office:value-type="string">
              <text:p>66</text:p>
            </table:table-cell>
            <table:table-cell/>
            <table:table-cell/>
            <table:table-cell office:value-type="float" office:value="500"/>
            <table:table-cell office:value-type="float" office:value="1.9887999999999999E-2"/>
            <table:table-cell office:value-type="float" office:value="500"/>
            <table:table-cell office:value-type="float" office:value="1.9519000000000002E-2"/>
          </table:table-row>
          <table:table-row>
            <table:table-cell office:value-type="string">
              <text:p>67</text:p>
            </table:table-cell>
            <table:table-cell/>
            <table:table-cell/>
            <table:table-cell office:value-type="float" office:value="500"/>
            <table:table-cell office:value-type="float" office:value="2.0736000000000001E-2"/>
            <table:table-cell office:value-type="float" office:value="500"/>
            <table:table-cell office:value-type="float" office:value="2.0368000000000001E-2"/>
          </table:table-row>
          <table:table-row>
            <table:table-cell office:value-type="string">
              <text:p>68</text:p>
            </table:table-cell>
            <table:table-cell/>
            <table:table-cell/>
            <table:table-cell office:value-type="float" office:value="500"/>
            <table:table-cell office:value-type="float" office:value="2.0683E-2"/>
            <table:table-cell office:value-type="float" office:value="500"/>
            <table:table-cell office:value-type="float" office:value="2.0017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G0S2">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98.35pt" svg:width="497.25pt" chart:style-name="Crt0">
        <chart:title chart:style-name="CT00">
          <text:p text:style-name="a0" text:class-names="" text:cond-style-name="">Loss 0.5</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Window Size</text:p>
            </chart:title>
            <chart:grid chart:class="major" chart:style-name="GMa0"/>
          </chart:axis>
          <chart:axis chart:dimension="y" chart:name="primary-y" chart:style-name="Axs1">
            <chart:title chart:style-name="AT01">
              <text:p text:style-name="a2" text:class-names="" text:cond-style-name="">Throughput</text:p>
            </chart:title>
            <chart:grid chart:class="major" chart:style-name="GMa1"/>
          </chart:axis>
          <chart:series chart:label-cell-address="local-table.$C$1" chart:values-cell-range-address="local-table.$C$2" chart:class="chart:scatter" chart:attached-axis="primary-y" chart:style-name="G0S0">
            <chart:domain table:cell-range-address="local-table.$B$2"/>
            <chart:data-point/>
          </chart:series>
          <chart:series chart:label-cell-address="local-table.$E$1" chart:values-cell-range-address="local-table.$E$2:.$E$69" chart:class="chart:scatter" chart:attached-axis="primary-y" chart:style-name="G0S1">
            <chart:domain table:cell-range-address="local-table.$D$2:.$D$69"/>
            <chart:data-point chart:repeated="68"/>
          </chart:series>
          <chart:series chart:label-cell-address="local-table.$G$1" chart:values-cell-range-address="local-table.$G$2:.$G$69" chart:class="chart:scatter" chart:attached-axis="primary-y" chart:style-name="G0S2">
            <chart:domain table:cell-range-address="local-table.$F$2:.$F$69"/>
            <chart:data-point chart:repeated="68"/>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ABT</text:p>
              </table:table-cell>
              <table:table-cell/>
              <table:table-cell office:value-type="string">
                <text:p>GBN</text:p>
              </table:table-cell>
              <table:table-cell/>
              <table:table-cell office:value-type="string">
                <text:p>SR</text:p>
              </table:table-cell>
            </table:table-row>
          </table:table-header-rows>
          <table:table-row>
            <table:table-cell office:value-type="string">
              <text:p>1</text:p>
            </table:table-cell>
            <table:table-cell office:value-type="float" office:value="0"/>
            <table:table-cell office:value-type="float" office:value="5.0939999999999996E-3"/>
            <table:table-cell office:value-type="float" office:value="10"/>
            <table:table-cell office:value-type="float" office:value="1.6872000000000002E-2"/>
            <table:table-cell office:value-type="float" office:value="10"/>
            <table:table-cell office:value-type="float" office:value="5.7399999999999997E-4"/>
          </table:table-row>
          <table:table-row>
            <table:table-cell office:value-type="string">
              <text:p>2</text:p>
            </table:table-cell>
            <table:table-cell/>
            <table:table-cell/>
            <table:table-cell office:value-type="float" office:value="10"/>
            <table:table-cell office:value-type="float" office:value="1.7718000000000001E-2"/>
            <table:table-cell office:value-type="float" office:value="10"/>
            <table:table-cell office:value-type="float" office:value="4.8799999999999999E-4"/>
          </table:table-row>
          <table:table-row>
            <table:table-cell office:value-type="string">
              <text:p>3</text:p>
            </table:table-cell>
            <table:table-cell/>
            <table:table-cell/>
            <table:table-cell office:value-type="float" office:value="10"/>
            <table:table-cell office:value-type="float" office:value="1.8114000000000002E-2"/>
            <table:table-cell office:value-type="float" office:value="10"/>
            <table:table-cell office:value-type="float" office:value="8.8699999999999998E-4"/>
          </table:table-row>
          <table:table-row>
            <table:table-cell office:value-type="string">
              <text:p>4</text:p>
            </table:table-cell>
            <table:table-cell/>
            <table:table-cell/>
            <table:table-cell office:value-type="float" office:value="10"/>
            <table:table-cell office:value-type="float" office:value="1.7587999999999999E-2"/>
            <table:table-cell office:value-type="float" office:value="10"/>
            <table:table-cell office:value-type="float" office:value="4.6900000000000002E-4"/>
          </table:table-row>
          <table:table-row>
            <table:table-cell office:value-type="string">
              <text:p>5</text:p>
            </table:table-cell>
            <table:table-cell/>
            <table:table-cell/>
            <table:table-cell office:value-type="float" office:value="10"/>
            <table:table-cell office:value-type="float" office:value="1.7579000000000001E-2"/>
            <table:table-cell office:value-type="float" office:value="10"/>
            <table:table-cell office:value-type="float" office:value="2.7999999999999998E-4"/>
          </table:table-row>
          <table:table-row>
            <table:table-cell office:value-type="string">
              <text:p>6</text:p>
            </table:table-cell>
            <table:table-cell/>
            <table:table-cell/>
            <table:table-cell office:value-type="float" office:value="10"/>
            <table:table-cell office:value-type="float" office:value="1.8088E-2"/>
            <table:table-cell office:value-type="float" office:value="10"/>
            <table:table-cell office:value-type="float" office:value="5.3700000000000004E-4"/>
          </table:table-row>
          <table:table-row>
            <table:table-cell office:value-type="string">
              <text:p>7</text:p>
            </table:table-cell>
            <table:table-cell/>
            <table:table-cell/>
            <table:table-cell office:value-type="float" office:value="10"/>
            <table:table-cell office:value-type="float" office:value="1.7010000000000001E-2"/>
            <table:table-cell office:value-type="float" office:value="10"/>
            <table:table-cell office:value-type="float" office:value="8.1700000000000002E-4"/>
          </table:table-row>
          <table:table-row>
            <table:table-cell office:value-type="string">
              <text:p>8</text:p>
            </table:table-cell>
            <table:table-cell/>
            <table:table-cell/>
            <table:table-cell office:value-type="float" office:value="10"/>
            <table:table-cell office:value-type="float" office:value="1.8093000000000001E-2"/>
            <table:table-cell office:value-type="float" office:value="10"/>
            <table:table-cell office:value-type="float" office:value="4.17E-4"/>
          </table:table-row>
          <table:table-row>
            <table:table-cell office:value-type="string">
              <text:p>9</text:p>
            </table:table-cell>
            <table:table-cell/>
            <table:table-cell/>
            <table:table-cell office:value-type="float" office:value="10"/>
            <table:table-cell office:value-type="float" office:value="1.8592999999999998E-2"/>
            <table:table-cell office:value-type="float" office:value="10"/>
            <table:table-cell office:value-type="float" office:value="3.3199999999999999E-4"/>
          </table:table-row>
          <table:table-row>
            <table:table-cell office:value-type="string">
              <text:p>10</text:p>
            </table:table-cell>
            <table:table-cell/>
            <table:table-cell/>
            <table:table-cell office:value-type="float" office:value="10"/>
            <table:table-cell office:value-type="float" office:value="1.7604999999999999E-2"/>
            <table:table-cell office:value-type="float" office:value="10"/>
            <table:table-cell office:value-type="float" office:value="3.3799999999999998E-4"/>
          </table:table-row>
          <table:table-row>
            <table:table-cell office:value-type="string">
              <text:p>11</text:p>
            </table:table-cell>
            <table:table-cell/>
            <table:table-cell/>
            <table:table-cell/>
            <table:table-cell/>
            <table:table-cell/>
            <table:table-cell/>
          </table:table-row>
          <table:table-row>
            <table:table-cell office:value-type="string">
              <text:p>12</text:p>
            </table:table-cell>
            <table:table-cell/>
            <table:table-cell/>
            <table:table-cell/>
            <table:table-cell/>
            <table:table-cell/>
            <table:table-cell/>
          </table:table-row>
          <table:table-row>
            <table:table-cell office:value-type="string">
              <text:p>13</text:p>
            </table:table-cell>
            <table:table-cell/>
            <table:table-cell/>
            <table:table-cell/>
            <table:table-cell/>
            <table:table-cell/>
            <table:table-cell/>
          </table:table-row>
          <table:table-row>
            <table:table-cell office:value-type="string">
              <text:p>14</text:p>
            </table:table-cell>
            <table:table-cell/>
            <table:table-cell/>
            <table:table-cell office:value-type="float" office:value="50"/>
            <table:table-cell office:value-type="float" office:value="6.0309999999999999E-3"/>
            <table:table-cell office:value-type="float" office:value="50"/>
            <table:table-cell office:value-type="float" office:value="2.0056999999999998E-2"/>
          </table:table-row>
          <table:table-row>
            <table:table-cell office:value-type="string">
              <text:p>15</text:p>
            </table:table-cell>
            <table:table-cell/>
            <table:table-cell/>
            <table:table-cell office:value-type="float" office:value="50"/>
            <table:table-cell office:value-type="float" office:value="3.287E-3"/>
            <table:table-cell office:value-type="float" office:value="50"/>
            <table:table-cell office:value-type="float" office:value="2.0551E-2"/>
          </table:table-row>
          <table:table-row>
            <table:table-cell office:value-type="string">
              <text:p>16</text:p>
            </table:table-cell>
            <table:table-cell/>
            <table:table-cell/>
            <table:table-cell office:value-type="float" office:value="50"/>
            <table:table-cell office:value-type="float" office:value="3.0000000000000001E-3"/>
            <table:table-cell office:value-type="float" office:value="50"/>
            <table:table-cell office:value-type="float" office:value="1.9715E-2"/>
          </table:table-row>
          <table:table-row>
            <table:table-cell office:value-type="string">
              <text:p>17</text:p>
            </table:table-cell>
            <table:table-cell/>
            <table:table-cell/>
            <table:table-cell office:value-type="float" office:value="50"/>
            <table:table-cell office:value-type="float" office:value="5.2880000000000002E-3"/>
            <table:table-cell office:value-type="float" office:value="50"/>
            <table:table-cell office:value-type="float" office:value="1.9991999999999999E-2"/>
          </table:table-row>
          <table:table-row>
            <table:table-cell office:value-type="string">
              <text:p>18</text:p>
            </table:table-cell>
            <table:table-cell/>
            <table:table-cell/>
            <table:table-cell office:value-type="float" office:value="50"/>
            <table:table-cell office:value-type="float" office:value="3.3609999999999998E-3"/>
            <table:table-cell office:value-type="float" office:value="50"/>
            <table:table-cell office:value-type="float" office:value="1.9696000000000002E-2"/>
          </table:table-row>
          <table:table-row>
            <table:table-cell office:value-type="string">
              <text:p>19</text:p>
            </table:table-cell>
            <table:table-cell/>
            <table:table-cell/>
            <table:table-cell office:value-type="float" office:value="50"/>
            <table:table-cell office:value-type="float" office:value="4.2680000000000001E-3"/>
            <table:table-cell office:value-type="float" office:value="50"/>
            <table:table-cell office:value-type="float" office:value="1.9852000000000002E-2"/>
          </table:table-row>
          <table:table-row>
            <table:table-cell office:value-type="string">
              <text:p>20</text:p>
            </table:table-cell>
            <table:table-cell/>
            <table:table-cell/>
            <table:table-cell office:value-type="float" office:value="50"/>
            <table:table-cell office:value-type="float" office:value="3.0140000000000002E-3"/>
            <table:table-cell office:value-type="float" office:value="50"/>
            <table:table-cell office:value-type="float" office:value="2.0063999999999999E-2"/>
          </table:table-row>
          <table:table-row>
            <table:table-cell office:value-type="string">
              <text:p>21</text:p>
            </table:table-cell>
            <table:table-cell/>
            <table:table-cell/>
            <table:table-cell office:value-type="float" office:value="50"/>
            <table:table-cell office:value-type="float" office:value="6.6360000000000004E-3"/>
            <table:table-cell office:value-type="float" office:value="50"/>
            <table:table-cell office:value-type="float" office:value="1.9699999999999999E-2"/>
          </table:table-row>
          <table:table-row>
            <table:table-cell office:value-type="string">
              <text:p>22</text:p>
            </table:table-cell>
            <table:table-cell/>
            <table:table-cell/>
            <table:table-cell office:value-type="float" office:value="50"/>
            <table:table-cell office:value-type="float" office:value="7.4510000000000002E-3"/>
            <table:table-cell office:value-type="float" office:value="50"/>
            <table:table-cell office:value-type="float" office:value="2.0115999999999998E-2"/>
          </table:table-row>
          <table:table-row>
            <table:table-cell office:value-type="string">
              <text:p>23</text:p>
            </table:table-cell>
            <table:table-cell/>
            <table:table-cell/>
            <table:table-cell office:value-type="float" office:value="50"/>
            <table:table-cell office:value-type="float" office:value="4.4349999999999997E-3"/>
            <table:table-cell office:value-type="float" office:value="50"/>
            <table:table-cell office:value-type="float" office:value="2.0098000000000001E-2"/>
          </table:table-row>
          <table:table-row>
            <table:table-cell office:value-type="string">
              <text:p>24</text:p>
            </table:table-cell>
            <table:table-cell/>
            <table:table-cell/>
            <table:table-cell/>
            <table:table-cell/>
            <table:table-cell/>
            <table:table-cell/>
          </table:table-row>
          <table:table-row>
            <table:table-cell office:value-type="string">
              <text:p>25</text:p>
            </table:table-cell>
            <table:table-cell/>
            <table:table-cell/>
            <table:table-cell/>
            <table:table-cell/>
            <table:table-cell/>
            <table:table-cell/>
          </table:table-row>
          <table:table-row>
            <table:table-cell office:value-type="string">
              <text:p>26</text:p>
            </table:table-cell>
            <table:table-cell/>
            <table:table-cell/>
            <table:table-cell/>
            <table:table-cell/>
            <table:table-cell/>
            <table:table-cell/>
          </table:table-row>
          <table:table-row>
            <table:table-cell office:value-type="string">
              <text:p>27</text:p>
            </table:table-cell>
            <table:table-cell/>
            <table:table-cell/>
            <table:table-cell/>
            <table:table-cell/>
            <table:table-cell/>
            <table:table-cell/>
          </table:table-row>
          <table:table-row>
            <table:table-cell office:value-type="string">
              <text:p>28</text:p>
            </table:table-cell>
            <table:table-cell/>
            <table:table-cell/>
            <table:table-cell/>
            <table:table-cell/>
            <table:table-cell/>
            <table:table-cell/>
          </table:table-row>
          <table:table-row>
            <table:table-cell office:value-type="string">
              <text:p>29</text:p>
            </table:table-cell>
            <table:table-cell/>
            <table:table-cell/>
            <table:table-cell office:value-type="float" office:value="100"/>
            <table:table-cell office:value-type="float" office:value="6.9160000000000003E-3"/>
            <table:table-cell office:value-type="float" office:value="100"/>
            <table:table-cell office:value-type="float" office:value="2.0056999999999998E-2"/>
          </table:table-row>
          <table:table-row>
            <table:table-cell office:value-type="string">
              <text:p>30</text:p>
            </table:table-cell>
            <table:table-cell/>
            <table:table-cell/>
            <table:table-cell office:value-type="float" office:value="100"/>
            <table:table-cell office:value-type="float" office:value="3.8270000000000001E-3"/>
            <table:table-cell office:value-type="float" office:value="100"/>
            <table:table-cell office:value-type="float" office:value="2.0551E-2"/>
          </table:table-row>
          <table:table-row>
            <table:table-cell office:value-type="string">
              <text:p>31</text:p>
            </table:table-cell>
            <table:table-cell/>
            <table:table-cell/>
            <table:table-cell office:value-type="float" office:value="100"/>
            <table:table-cell office:value-type="float" office:value="3.722E-3"/>
            <table:table-cell office:value-type="float" office:value="100"/>
            <table:table-cell office:value-type="float" office:value="1.9715E-2"/>
          </table:table-row>
          <table:table-row>
            <table:table-cell office:value-type="string">
              <text:p>32</text:p>
            </table:table-cell>
            <table:table-cell/>
            <table:table-cell/>
            <table:table-cell office:value-type="float" office:value="100"/>
            <table:table-cell office:value-type="float" office:value="5.8310000000000002E-3"/>
            <table:table-cell office:value-type="float" office:value="100"/>
            <table:table-cell office:value-type="float" office:value="1.9991999999999999E-2"/>
          </table:table-row>
          <table:table-row>
            <table:table-cell office:value-type="string">
              <text:p>33</text:p>
            </table:table-cell>
            <table:table-cell/>
            <table:table-cell/>
            <table:table-cell office:value-type="float" office:value="100"/>
            <table:table-cell office:value-type="float" office:value="4.0179999999999999E-3"/>
            <table:table-cell office:value-type="float" office:value="100"/>
            <table:table-cell office:value-type="float" office:value="1.9696000000000002E-2"/>
          </table:table-row>
          <table:table-row>
            <table:table-cell office:value-type="string">
              <text:p>34</text:p>
            </table:table-cell>
            <table:table-cell/>
            <table:table-cell/>
            <table:table-cell office:value-type="float" office:value="100"/>
            <table:table-cell office:value-type="float" office:value="4.8809999999999999E-3"/>
            <table:table-cell office:value-type="float" office:value="100"/>
            <table:table-cell office:value-type="float" office:value="1.9852000000000002E-2"/>
          </table:table-row>
          <table:table-row>
            <table:table-cell office:value-type="string">
              <text:p>35</text:p>
            </table:table-cell>
            <table:table-cell/>
            <table:table-cell/>
            <table:table-cell office:value-type="float" office:value="100"/>
            <table:table-cell office:value-type="float" office:value="3.6470000000000001E-3"/>
            <table:table-cell office:value-type="float" office:value="100"/>
            <table:table-cell office:value-type="float" office:value="2.0063999999999999E-2"/>
          </table:table-row>
          <table:table-row>
            <table:table-cell office:value-type="string">
              <text:p>36</text:p>
            </table:table-cell>
            <table:table-cell/>
            <table:table-cell/>
            <table:table-cell office:value-type="float" office:value="100"/>
            <table:table-cell office:value-type="float" office:value="7.4850000000000003E-3"/>
            <table:table-cell office:value-type="float" office:value="100"/>
            <table:table-cell office:value-type="float" office:value="1.9699999999999999E-2"/>
          </table:table-row>
          <table:table-row>
            <table:table-cell office:value-type="string">
              <text:p>37</text:p>
            </table:table-cell>
            <table:table-cell/>
            <table:table-cell/>
            <table:table-cell office:value-type="float" office:value="100"/>
            <table:table-cell office:value-type="float" office:value="8.1949999999999992E-3"/>
            <table:table-cell office:value-type="float" office:value="100"/>
            <table:table-cell office:value-type="float" office:value="2.0115999999999998E-2"/>
          </table:table-row>
          <table:table-row>
            <table:table-cell office:value-type="string">
              <text:p>38</text:p>
            </table:table-cell>
            <table:table-cell/>
            <table:table-cell/>
            <table:table-cell office:value-type="float" office:value="100"/>
            <table:table-cell office:value-type="float" office:value="4.8789999999999997E-3"/>
            <table:table-cell office:value-type="float" office:value="100"/>
            <table:table-cell office:value-type="float" office:value="2.0098000000000001E-2"/>
          </table:table-row>
          <table:table-row>
            <table:table-cell office:value-type="string">
              <text:p>39</text:p>
            </table:table-cell>
            <table:table-cell/>
            <table:table-cell/>
            <table:table-cell/>
            <table:table-cell/>
            <table:table-cell/>
            <table:table-cell/>
          </table:table-row>
          <table:table-row>
            <table:table-cell office:value-type="string">
              <text:p>40</text:p>
            </table:table-cell>
            <table:table-cell/>
            <table:table-cell/>
            <table:table-cell/>
            <table:table-cell/>
            <table:table-cell/>
            <table:table-cell/>
          </table:table-row>
          <table:table-row>
            <table:table-cell office:value-type="string">
              <text:p>41</text:p>
            </table:table-cell>
            <table:table-cell/>
            <table:table-cell/>
            <table:table-cell/>
            <table:table-cell/>
            <table:table-cell/>
            <table:table-cell/>
          </table:table-row>
          <table:table-row>
            <table:table-cell office:value-type="string">
              <text:p>42</text:p>
            </table:table-cell>
            <table:table-cell/>
            <table:table-cell/>
            <table:table-cell/>
            <table:table-cell/>
            <table:table-cell/>
            <table:table-cell/>
          </table:table-row>
          <table:table-row>
            <table:table-cell office:value-type="string">
              <text:p>43</text:p>
            </table:table-cell>
            <table:table-cell/>
            <table:table-cell/>
            <table:table-cell/>
            <table:table-cell/>
            <table:table-cell/>
            <table:table-cell/>
          </table:table-row>
          <table:table-row>
            <table:table-cell office:value-type="string">
              <text:p>44</text:p>
            </table:table-cell>
            <table:table-cell/>
            <table:table-cell/>
            <table:table-cell office:value-type="float" office:value="200"/>
            <table:table-cell office:value-type="float" office:value="7.0549999999999996E-3"/>
            <table:table-cell office:value-type="float" office:value="200"/>
            <table:table-cell office:value-type="float" office:value="2.0056999999999998E-2"/>
          </table:table-row>
          <table:table-row>
            <table:table-cell office:value-type="string">
              <text:p>45</text:p>
            </table:table-cell>
            <table:table-cell/>
            <table:table-cell/>
            <table:table-cell office:value-type="float" office:value="200"/>
            <table:table-cell office:value-type="float" office:value="3.715E-3"/>
            <table:table-cell office:value-type="float" office:value="200"/>
            <table:table-cell office:value-type="float" office:value="2.0551E-2"/>
          </table:table-row>
          <table:table-row>
            <table:table-cell office:value-type="string">
              <text:p>46</text:p>
            </table:table-cell>
            <table:table-cell/>
            <table:table-cell/>
            <table:table-cell office:value-type="float" office:value="200"/>
            <table:table-cell office:value-type="float" office:value="4.0080000000000003E-3"/>
            <table:table-cell office:value-type="float" office:value="200"/>
            <table:table-cell office:value-type="float" office:value="1.9715E-2"/>
          </table:table-row>
          <table:table-row>
            <table:table-cell office:value-type="string">
              <text:p>47</text:p>
            </table:table-cell>
            <table:table-cell/>
            <table:table-cell/>
            <table:table-cell office:value-type="float" office:value="200"/>
            <table:table-cell office:value-type="float" office:value="6.1780000000000003E-3"/>
            <table:table-cell office:value-type="float" office:value="200"/>
            <table:table-cell office:value-type="float" office:value="1.9991999999999999E-2"/>
          </table:table-row>
          <table:table-row>
            <table:table-cell office:value-type="string">
              <text:p>48</text:p>
            </table:table-cell>
            <table:table-cell/>
            <table:table-cell/>
            <table:table-cell office:value-type="float" office:value="200"/>
            <table:table-cell office:value-type="float" office:value="4.522E-3"/>
            <table:table-cell office:value-type="float" office:value="200"/>
            <table:table-cell office:value-type="float" office:value="1.9696000000000002E-2"/>
          </table:table-row>
          <table:table-row>
            <table:table-cell office:value-type="string">
              <text:p>49</text:p>
            </table:table-cell>
            <table:table-cell/>
            <table:table-cell/>
            <table:table-cell office:value-type="float" office:value="200"/>
            <table:table-cell office:value-type="float" office:value="5.1409999999999997E-3"/>
            <table:table-cell office:value-type="float" office:value="200"/>
            <table:table-cell office:value-type="float" office:value="1.9852000000000002E-2"/>
          </table:table-row>
          <table:table-row>
            <table:table-cell office:value-type="string">
              <text:p>50</text:p>
            </table:table-cell>
            <table:table-cell/>
            <table:table-cell/>
            <table:table-cell office:value-type="float" office:value="200"/>
            <table:table-cell office:value-type="float" office:value="3.627E-3"/>
            <table:table-cell office:value-type="float" office:value="200"/>
            <table:table-cell office:value-type="float" office:value="2.0063999999999999E-2"/>
          </table:table-row>
          <table:table-row>
            <table:table-cell office:value-type="string">
              <text:p>51</text:p>
            </table:table-cell>
            <table:table-cell/>
            <table:table-cell/>
            <table:table-cell office:value-type="float" office:value="200"/>
            <table:table-cell office:value-type="float" office:value="7.3829999999999998E-3"/>
            <table:table-cell office:value-type="float" office:value="200"/>
            <table:table-cell office:value-type="float" office:value="1.9699999999999999E-2"/>
          </table:table-row>
          <table:table-row>
            <table:table-cell office:value-type="string">
              <text:p>52</text:p>
            </table:table-cell>
            <table:table-cell/>
            <table:table-cell/>
            <table:table-cell office:value-type="float" office:value="200"/>
            <table:table-cell office:value-type="float" office:value="8.1069999999999996E-3"/>
            <table:table-cell office:value-type="float" office:value="200"/>
            <table:table-cell office:value-type="float" office:value="2.0115999999999998E-2"/>
          </table:table-row>
          <table:table-row>
            <table:table-cell office:value-type="string">
              <text:p>53</text:p>
            </table:table-cell>
            <table:table-cell/>
            <table:table-cell/>
            <table:table-cell office:value-type="float" office:value="200"/>
            <table:table-cell office:value-type="float" office:value="4.8690000000000001E-3"/>
            <table:table-cell office:value-type="float" office:value="200"/>
            <table:table-cell office:value-type="float" office:value="2.0098000000000001E-2"/>
          </table:table-row>
          <table:table-row>
            <table:table-cell office:value-type="string">
              <text:p>54</text:p>
            </table:table-cell>
            <table:table-cell/>
            <table:table-cell/>
            <table:table-cell/>
            <table:table-cell/>
            <table:table-cell/>
            <table:table-cell/>
          </table:table-row>
          <table:table-row>
            <table:table-cell office:value-type="string">
              <text:p>55</text:p>
            </table:table-cell>
            <table:table-cell/>
            <table:table-cell/>
            <table:table-cell/>
            <table:table-cell/>
            <table:table-cell/>
            <table:table-cell/>
          </table:table-row>
          <table:table-row>
            <table:table-cell office:value-type="string">
              <text:p>56</text:p>
            </table:table-cell>
            <table:table-cell/>
            <table:table-cell/>
            <table:table-cell/>
            <table:table-cell/>
            <table:table-cell/>
            <table:table-cell/>
          </table:table-row>
          <table:table-row>
            <table:table-cell office:value-type="string">
              <text:p>57</text:p>
            </table:table-cell>
            <table:table-cell/>
            <table:table-cell/>
            <table:table-cell/>
            <table:table-cell/>
            <table:table-cell/>
            <table:table-cell/>
          </table:table-row>
          <table:table-row>
            <table:table-cell office:value-type="string">
              <text:p>58</text:p>
            </table:table-cell>
            <table:table-cell/>
            <table:table-cell/>
            <table:table-cell/>
            <table:table-cell/>
            <table:table-cell/>
            <table:table-cell/>
          </table:table-row>
          <table:table-row>
            <table:table-cell office:value-type="string">
              <text:p>59</text:p>
            </table:table-cell>
            <table:table-cell/>
            <table:table-cell/>
            <table:table-cell office:value-type="float" office:value="500"/>
            <table:table-cell office:value-type="float" office:value="6.9030000000000003E-3"/>
            <table:table-cell office:value-type="float" office:value="500"/>
            <table:table-cell office:value-type="float" office:value="2.0056999999999998E-2"/>
          </table:table-row>
          <table:table-row>
            <table:table-cell office:value-type="string">
              <text:p>60</text:p>
            </table:table-cell>
            <table:table-cell/>
            <table:table-cell/>
            <table:table-cell office:value-type="float" office:value="500"/>
            <table:table-cell office:value-type="float" office:value="3.7009999999999999E-3"/>
            <table:table-cell office:value-type="float" office:value="500"/>
            <table:table-cell office:value-type="float" office:value="2.0551E-2"/>
          </table:table-row>
          <table:table-row>
            <table:table-cell office:value-type="string">
              <text:p>61</text:p>
            </table:table-cell>
            <table:table-cell/>
            <table:table-cell/>
            <table:table-cell office:value-type="float" office:value="500"/>
            <table:table-cell office:value-type="float" office:value="3.885E-3"/>
            <table:table-cell office:value-type="float" office:value="500"/>
            <table:table-cell office:value-type="float" office:value="1.9715E-2"/>
          </table:table-row>
          <table:table-row>
            <table:table-cell office:value-type="string">
              <text:p>62</text:p>
            </table:table-cell>
            <table:table-cell/>
            <table:table-cell/>
            <table:table-cell office:value-type="float" office:value="500"/>
            <table:table-cell office:value-type="float" office:value="6.2069999999999998E-3"/>
            <table:table-cell office:value-type="float" office:value="500"/>
            <table:table-cell office:value-type="float" office:value="1.9991999999999999E-2"/>
          </table:table-row>
          <table:table-row>
            <table:table-cell office:value-type="string">
              <text:p>63</text:p>
            </table:table-cell>
            <table:table-cell/>
            <table:table-cell/>
            <table:table-cell office:value-type="float" office:value="500"/>
            <table:table-cell office:value-type="float" office:value="4.4539999999999996E-3"/>
            <table:table-cell office:value-type="float" office:value="500"/>
            <table:table-cell office:value-type="float" office:value="1.9696000000000002E-2"/>
          </table:table-row>
          <table:table-row>
            <table:table-cell office:value-type="string">
              <text:p>64</text:p>
            </table:table-cell>
            <table:table-cell/>
            <table:table-cell/>
            <table:table-cell office:value-type="float" office:value="500"/>
            <table:table-cell office:value-type="float" office:value="5.2719999999999998E-3"/>
            <table:table-cell office:value-type="float" office:value="500"/>
            <table:table-cell office:value-type="float" office:value="1.9852000000000002E-2"/>
          </table:table-row>
          <table:table-row>
            <table:table-cell office:value-type="string">
              <text:p>65</text:p>
            </table:table-cell>
            <table:table-cell/>
            <table:table-cell/>
            <table:table-cell office:value-type="float" office:value="500"/>
            <table:table-cell office:value-type="float" office:value="3.6310000000000001E-3"/>
            <table:table-cell office:value-type="float" office:value="500"/>
            <table:table-cell office:value-type="float" office:value="2.0063999999999999E-2"/>
          </table:table-row>
          <table:table-row>
            <table:table-cell office:value-type="string">
              <text:p>66</text:p>
            </table:table-cell>
            <table:table-cell/>
            <table:table-cell/>
            <table:table-cell office:value-type="float" office:value="500"/>
            <table:table-cell office:value-type="float" office:value="7.4330000000000004E-3"/>
            <table:table-cell office:value-type="float" office:value="500"/>
            <table:table-cell office:value-type="float" office:value="1.9699999999999999E-2"/>
          </table:table-row>
          <table:table-row>
            <table:table-cell office:value-type="string">
              <text:p>67</text:p>
            </table:table-cell>
            <table:table-cell/>
            <table:table-cell/>
            <table:table-cell office:value-type="float" office:value="500"/>
            <table:table-cell office:value-type="float" office:value="8.1259999999999995E-3"/>
            <table:table-cell office:value-type="float" office:value="500"/>
            <table:table-cell office:value-type="float" office:value="2.0115999999999998E-2"/>
          </table:table-row>
          <table:table-row>
            <table:table-cell office:value-type="string">
              <text:p>68</text:p>
            </table:table-cell>
            <table:table-cell/>
            <table:table-cell/>
            <table:table-cell office:value-type="float" office:value="500"/>
            <table:table-cell office:value-type="float" office:value="4.8710000000000003E-3"/>
            <table:table-cell office:value-type="float" office:value="500"/>
            <table:table-cell office:value-type="float" office:value="2.0098000000000001E-2"/>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G0S2">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98.8pt" svg:width="498.0pt" chart:style-name="Crt0">
        <chart:title chart:style-name="CT00">
          <text:p text:style-name="a0" text:class-names="" text:cond-style-name="">Loss 0.8</text:p>
        </chart:title>
        <chart:plot-area chart:style-name="Plt0" chart:data-source-has-labels="both">
          <chart:axis chart:dimension="x" chart:name="primary-x" chart:style-name="Axs0">
            <chart:title chart:style-name="AT00">
              <text:p text:style-name="a1" text:class-names="" text:cond-style-name="">Window Size</text:p>
            </chart:title>
            <chart:grid chart:class="major" chart:style-name="GMa0"/>
          </chart:axis>
          <chart:axis chart:dimension="y" chart:name="primary-y" chart:style-name="Axs1">
            <chart:title chart:style-name="AT01">
              <text:p text:style-name="a2" text:class-names="" text:cond-style-name="">Throughput</text:p>
            </chart:title>
            <chart:grid chart:class="major" chart:style-name="GMa1"/>
          </chart:axis>
          <chart:series chart:label-cell-address="local-table.$C$1" chart:values-cell-range-address="local-table.$C$2" chart:class="chart:scatter" chart:attached-axis="primary-y" chart:style-name="G0S0">
            <chart:domain table:cell-range-address="local-table.$B$2"/>
            <chart:data-point/>
          </chart:series>
          <chart:series chart:label-cell-address="local-table.$E$1" chart:values-cell-range-address="local-table.$E$2:.$E$69" chart:class="chart:scatter" chart:attached-axis="primary-y" chart:style-name="G0S1">
            <chart:domain table:cell-range-address="local-table.$D$2:.$D$69"/>
            <chart:data-point chart:repeated="68"/>
          </chart:series>
          <chart:series chart:label-cell-address="local-table.$G$1" chart:values-cell-range-address="local-table.$G$2:.$G$69" chart:class="chart:scatter" chart:attached-axis="primary-y" chart:style-name="G0S2">
            <chart:domain table:cell-range-address="local-table.$F$2:.$F$69"/>
            <chart:data-point chart:repeated="68"/>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ABT</text:p>
              </table:table-cell>
              <table:table-cell/>
              <table:table-cell office:value-type="string">
                <text:p>GBN</text:p>
              </table:table-cell>
              <table:table-cell/>
              <table:table-cell office:value-type="string">
                <text:p>SR</text:p>
              </table:table-cell>
            </table:table-row>
          </table:table-header-rows>
          <table:table-row>
            <table:table-cell office:value-type="string">
              <text:p>1</text:p>
            </table:table-cell>
            <table:table-cell office:value-type="float" office:value="0"/>
            <table:table-cell office:value-type="float" office:value="7.9100000000000004E-4"/>
            <table:table-cell office:value-type="float" office:value="10"/>
            <table:table-cell office:value-type="float" office:value="6.4270000000000004E-3"/>
            <table:table-cell office:value-type="float" office:value="10"/>
            <table:table-cell office:value-type="float" office:value="2.3599999999999999E-4"/>
          </table:table-row>
          <table:table-row>
            <table:table-cell office:value-type="string">
              <text:p>2</text:p>
            </table:table-cell>
            <table:table-cell/>
            <table:table-cell/>
            <table:table-cell office:value-type="float" office:value="10"/>
            <table:table-cell office:value-type="float" office:value="6.2430000000000003E-3"/>
            <table:table-cell office:value-type="float" office:value="10"/>
            <table:table-cell office:value-type="float" office:value="2.03E-4"/>
          </table:table-row>
          <table:table-row>
            <table:table-cell office:value-type="string">
              <text:p>3</text:p>
            </table:table-cell>
            <table:table-cell/>
            <table:table-cell/>
            <table:table-cell office:value-type="float" office:value="10"/>
            <table:table-cell office:value-type="float" office:value="5.9719999999999999E-3"/>
            <table:table-cell office:value-type="float" office:value="10"/>
            <table:table-cell office:value-type="float" office:value="1.9599999999999999E-4"/>
          </table:table-row>
          <table:table-row>
            <table:table-cell office:value-type="string">
              <text:p>4</text:p>
            </table:table-cell>
            <table:table-cell/>
            <table:table-cell/>
            <table:table-cell office:value-type="float" office:value="10"/>
            <table:table-cell office:value-type="float" office:value="7.0049999999999999E-3"/>
            <table:table-cell office:value-type="float" office:value="10"/>
            <table:table-cell office:value-type="float" office:value="1.94E-4"/>
          </table:table-row>
          <table:table-row>
            <table:table-cell office:value-type="string">
              <text:p>5</text:p>
            </table:table-cell>
            <table:table-cell/>
            <table:table-cell/>
            <table:table-cell office:value-type="float" office:value="10"/>
            <table:table-cell office:value-type="float" office:value="6.2810000000000001E-3"/>
            <table:table-cell office:value-type="float" office:value="10"/>
            <table:table-cell office:value-type="float" office:value="2.42E-4"/>
          </table:table-row>
          <table:table-row>
            <table:table-cell office:value-type="string">
              <text:p>6</text:p>
            </table:table-cell>
            <table:table-cell/>
            <table:table-cell/>
            <table:table-cell office:value-type="float" office:value="10"/>
            <table:table-cell office:value-type="float" office:value="5.6860000000000001E-3"/>
            <table:table-cell office:value-type="float" office:value="10"/>
            <table:table-cell office:value-type="float" office:value="3.01E-4"/>
          </table:table-row>
          <table:table-row>
            <table:table-cell office:value-type="string">
              <text:p>7</text:p>
            </table:table-cell>
            <table:table-cell/>
            <table:table-cell/>
            <table:table-cell office:value-type="float" office:value="10"/>
            <table:table-cell office:value-type="float" office:value="5.7200000000000003E-3"/>
            <table:table-cell office:value-type="float" office:value="10"/>
            <table:table-cell office:value-type="float" office:value="2.2699999999999999E-4"/>
          </table:table-row>
          <table:table-row>
            <table:table-cell office:value-type="string">
              <text:p>8</text:p>
            </table:table-cell>
            <table:table-cell/>
            <table:table-cell/>
            <table:table-cell office:value-type="float" office:value="10"/>
            <table:table-cell office:value-type="float" office:value="6.326E-3"/>
            <table:table-cell office:value-type="float" office:value="10"/>
            <table:table-cell office:value-type="float" office:value="1.9900000000000001E-4"/>
          </table:table-row>
          <table:table-row>
            <table:table-cell office:value-type="string">
              <text:p>9</text:p>
            </table:table-cell>
            <table:table-cell/>
            <table:table-cell/>
            <table:table-cell office:value-type="float" office:value="10"/>
            <table:table-cell office:value-type="float" office:value="5.829E-3"/>
            <table:table-cell office:value-type="float" office:value="10"/>
            <table:table-cell office:value-type="float" office:value="2.5000000000000001E-4"/>
          </table:table-row>
          <table:table-row>
            <table:table-cell office:value-type="string">
              <text:p>10</text:p>
            </table:table-cell>
            <table:table-cell/>
            <table:table-cell/>
            <table:table-cell office:value-type="float" office:value="10"/>
            <table:table-cell office:value-type="float" office:value="6.1929999999999997E-3"/>
            <table:table-cell office:value-type="float" office:value="10"/>
            <table:table-cell office:value-type="float" office:value="2.0000000000000001E-4"/>
          </table:table-row>
          <table:table-row>
            <table:table-cell office:value-type="string">
              <text:p>11</text:p>
            </table:table-cell>
            <table:table-cell/>
            <table:table-cell/>
            <table:table-cell/>
            <table:table-cell/>
            <table:table-cell/>
            <table:table-cell/>
          </table:table-row>
          <table:table-row>
            <table:table-cell office:value-type="string">
              <text:p>12</text:p>
            </table:table-cell>
            <table:table-cell/>
            <table:table-cell/>
            <table:table-cell/>
            <table:table-cell/>
            <table:table-cell/>
            <table:table-cell/>
          </table:table-row>
          <table:table-row>
            <table:table-cell office:value-type="string">
              <text:p>13</text:p>
            </table:table-cell>
            <table:table-cell/>
            <table:table-cell/>
            <table:table-cell/>
            <table:table-cell/>
            <table:table-cell/>
            <table:table-cell/>
          </table:table-row>
          <table:table-row>
            <table:table-cell office:value-type="string">
              <text:p>14</text:p>
            </table:table-cell>
            <table:table-cell/>
            <table:table-cell/>
            <table:table-cell office:value-type="float" office:value="50"/>
            <table:table-cell office:value-type="float" office:value="3.2320000000000001E-3"/>
            <table:table-cell office:value-type="float" office:value="50"/>
            <table:table-cell office:value-type="float" office:value="1.0640000000000001E-3"/>
          </table:table-row>
          <table:table-row>
            <table:table-cell office:value-type="string">
              <text:p>15</text:p>
            </table:table-cell>
            <table:table-cell/>
            <table:table-cell/>
            <table:table-cell office:value-type="float" office:value="50"/>
            <table:table-cell office:value-type="float" office:value="3.1589999999999999E-3"/>
            <table:table-cell office:value-type="float" office:value="50"/>
            <table:table-cell office:value-type="float" office:value="1.1720000000000001E-3"/>
          </table:table-row>
          <table:table-row>
            <table:table-cell office:value-type="string">
              <text:p>16</text:p>
            </table:table-cell>
            <table:table-cell/>
            <table:table-cell/>
            <table:table-cell office:value-type="float" office:value="50"/>
            <table:table-cell office:value-type="float" office:value="2.9989999999999999E-3"/>
            <table:table-cell office:value-type="float" office:value="50"/>
            <table:table-cell office:value-type="float" office:value="1.181E-3"/>
          </table:table-row>
          <table:table-row>
            <table:table-cell office:value-type="string">
              <text:p>17</text:p>
            </table:table-cell>
            <table:table-cell/>
            <table:table-cell/>
            <table:table-cell office:value-type="float" office:value="50"/>
            <table:table-cell office:value-type="float" office:value="2.7460000000000002E-3"/>
            <table:table-cell office:value-type="float" office:value="50"/>
            <table:table-cell office:value-type="float" office:value="1.441E-3"/>
          </table:table-row>
          <table:table-row>
            <table:table-cell office:value-type="string">
              <text:p>18</text:p>
            </table:table-cell>
            <table:table-cell/>
            <table:table-cell/>
            <table:table-cell office:value-type="float" office:value="50"/>
            <table:table-cell office:value-type="float" office:value="3.1909999999999998E-3"/>
            <table:table-cell office:value-type="float" office:value="50"/>
            <table:table-cell office:value-type="float" office:value="1.0499999999999999E-3"/>
          </table:table-row>
          <table:table-row>
            <table:table-cell office:value-type="string">
              <text:p>19</text:p>
            </table:table-cell>
            <table:table-cell/>
            <table:table-cell/>
            <table:table-cell office:value-type="float" office:value="50"/>
            <table:table-cell office:value-type="float" office:value="3.2789999999999998E-3"/>
            <table:table-cell office:value-type="float" office:value="50"/>
            <table:table-cell office:value-type="float" office:value="1.3110000000000001E-3"/>
          </table:table-row>
          <table:table-row>
            <table:table-cell office:value-type="string">
              <text:p>20</text:p>
            </table:table-cell>
            <table:table-cell/>
            <table:table-cell/>
            <table:table-cell office:value-type="float" office:value="50"/>
            <table:table-cell office:value-type="float" office:value="3.3140000000000001E-3"/>
            <table:table-cell office:value-type="float" office:value="50"/>
            <table:table-cell office:value-type="float" office:value="1.1150000000000001E-3"/>
          </table:table-row>
          <table:table-row>
            <table:table-cell office:value-type="string">
              <text:p>21</text:p>
            </table:table-cell>
            <table:table-cell/>
            <table:table-cell/>
            <table:table-cell office:value-type="float" office:value="50"/>
            <table:table-cell office:value-type="float" office:value="2.7750000000000001E-3"/>
            <table:table-cell office:value-type="float" office:value="50"/>
            <table:table-cell office:value-type="float" office:value="1.2199999999999999E-3"/>
          </table:table-row>
          <table:table-row>
            <table:table-cell office:value-type="string">
              <text:p>22</text:p>
            </table:table-cell>
            <table:table-cell/>
            <table:table-cell/>
            <table:table-cell office:value-type="float" office:value="50"/>
            <table:table-cell office:value-type="float" office:value="3.457E-3"/>
            <table:table-cell office:value-type="float" office:value="50"/>
            <table:table-cell office:value-type="float" office:value="1.0300000000000001E-3"/>
          </table:table-row>
          <table:table-row>
            <table:table-cell office:value-type="string">
              <text:p>23</text:p>
            </table:table-cell>
            <table:table-cell/>
            <table:table-cell/>
            <table:table-cell office:value-type="float" office:value="50"/>
            <table:table-cell office:value-type="float" office:value="3.0300000000000001E-3"/>
            <table:table-cell office:value-type="float" office:value="50"/>
            <table:table-cell office:value-type="float" office:value="1.018E-3"/>
          </table:table-row>
          <table:table-row>
            <table:table-cell office:value-type="string">
              <text:p>24</text:p>
            </table:table-cell>
            <table:table-cell/>
            <table:table-cell/>
            <table:table-cell/>
            <table:table-cell/>
            <table:table-cell/>
            <table:table-cell/>
          </table:table-row>
          <table:table-row>
            <table:table-cell office:value-type="string">
              <text:p>25</text:p>
            </table:table-cell>
            <table:table-cell/>
            <table:table-cell/>
            <table:table-cell/>
            <table:table-cell/>
            <table:table-cell/>
            <table:table-cell/>
          </table:table-row>
          <table:table-row>
            <table:table-cell office:value-type="string">
              <text:p>26</text:p>
            </table:table-cell>
            <table:table-cell/>
            <table:table-cell/>
            <table:table-cell/>
            <table:table-cell/>
            <table:table-cell/>
            <table:table-cell/>
          </table:table-row>
          <table:table-row>
            <table:table-cell office:value-type="string">
              <text:p>27</text:p>
            </table:table-cell>
            <table:table-cell/>
            <table:table-cell/>
            <table:table-cell/>
            <table:table-cell/>
            <table:table-cell/>
            <table:table-cell/>
          </table:table-row>
          <table:table-row>
            <table:table-cell office:value-type="string">
              <text:p>28</text:p>
            </table:table-cell>
            <table:table-cell/>
            <table:table-cell/>
            <table:table-cell/>
            <table:table-cell/>
            <table:table-cell/>
            <table:table-cell/>
          </table:table-row>
          <table:table-row>
            <table:table-cell office:value-type="string">
              <text:p>29</text:p>
            </table:table-cell>
            <table:table-cell/>
            <table:table-cell/>
            <table:table-cell office:value-type="float" office:value="100"/>
            <table:table-cell office:value-type="float" office:value="2.5339999999999998E-3"/>
            <table:table-cell office:value-type="float" office:value="100"/>
            <table:table-cell office:value-type="float" office:value="2.382E-3"/>
          </table:table-row>
          <table:table-row>
            <table:table-cell office:value-type="string">
              <text:p>30</text:p>
            </table:table-cell>
            <table:table-cell/>
            <table:table-cell/>
            <table:table-cell office:value-type="float" office:value="100"/>
            <table:table-cell office:value-type="float" office:value="1.8420000000000001E-3"/>
            <table:table-cell office:value-type="float" office:value="100"/>
            <table:table-cell office:value-type="float" office:value="4.0530000000000002E-3"/>
          </table:table-row>
          <table:table-row>
            <table:table-cell office:value-type="string">
              <text:p>31</text:p>
            </table:table-cell>
            <table:table-cell/>
            <table:table-cell/>
            <table:table-cell office:value-type="float" office:value="100"/>
            <table:table-cell office:value-type="float" office:value="1.82E-3"/>
            <table:table-cell office:value-type="float" office:value="100"/>
            <table:table-cell office:value-type="float" office:value="4.1000000000000003E-3"/>
          </table:table-row>
          <table:table-row>
            <table:table-cell office:value-type="string">
              <text:p>32</text:p>
            </table:table-cell>
            <table:table-cell/>
            <table:table-cell/>
            <table:table-cell office:value-type="float" office:value="100"/>
            <table:table-cell office:value-type="float" office:value="1.8159999999999999E-3"/>
            <table:table-cell office:value-type="float" office:value="100"/>
            <table:table-cell office:value-type="float" office:value="4.5869999999999999E-3"/>
          </table:table-row>
          <table:table-row>
            <table:table-cell office:value-type="string">
              <text:p>33</text:p>
            </table:table-cell>
            <table:table-cell/>
            <table:table-cell/>
            <table:table-cell office:value-type="float" office:value="100"/>
            <table:table-cell office:value-type="float" office:value="2.3149999999999998E-3"/>
            <table:table-cell office:value-type="float" office:value="100"/>
            <table:table-cell office:value-type="float" office:value="4.0350000000000004E-3"/>
          </table:table-row>
          <table:table-row>
            <table:table-cell office:value-type="string">
              <text:p>34</text:p>
            </table:table-cell>
            <table:table-cell/>
            <table:table-cell/>
            <table:table-cell office:value-type="float" office:value="100"/>
            <table:table-cell office:value-type="float" office:value="2.019E-3"/>
            <table:table-cell office:value-type="float" office:value="100"/>
            <table:table-cell office:value-type="float" office:value="4.1070000000000004E-3"/>
          </table:table-row>
          <table:table-row>
            <table:table-cell office:value-type="string">
              <text:p>35</text:p>
            </table:table-cell>
            <table:table-cell/>
            <table:table-cell/>
            <table:table-cell office:value-type="float" office:value="100"/>
            <table:table-cell office:value-type="float" office:value="2.2279999999999999E-3"/>
            <table:table-cell office:value-type="float" office:value="100"/>
            <table:table-cell office:value-type="float" office:value="2.8990000000000001E-3"/>
          </table:table-row>
          <table:table-row>
            <table:table-cell office:value-type="string">
              <text:p>36</text:p>
            </table:table-cell>
            <table:table-cell/>
            <table:table-cell/>
            <table:table-cell office:value-type="float" office:value="100"/>
            <table:table-cell office:value-type="float" office:value="1.7440000000000001E-3"/>
            <table:table-cell office:value-type="float" office:value="100"/>
            <table:table-cell office:value-type="float" office:value="4.1219999999999998E-3"/>
          </table:table-row>
          <table:table-row>
            <table:table-cell office:value-type="string">
              <text:p>37</text:p>
            </table:table-cell>
            <table:table-cell/>
            <table:table-cell/>
            <table:table-cell office:value-type="float" office:value="100"/>
            <table:table-cell office:value-type="float" office:value="2.1689999999999999E-3"/>
            <table:table-cell office:value-type="float" office:value="100"/>
            <table:table-cell office:value-type="float" office:value="2.0639999999999999E-3"/>
          </table:table-row>
          <table:table-row>
            <table:table-cell office:value-type="string">
              <text:p>38</text:p>
            </table:table-cell>
            <table:table-cell/>
            <table:table-cell/>
            <table:table-cell office:value-type="float" office:value="100"/>
            <table:table-cell office:value-type="float" office:value="1.637E-3"/>
            <table:table-cell office:value-type="float" office:value="100"/>
            <table:table-cell office:value-type="float" office:value="2E-3"/>
          </table:table-row>
          <table:table-row>
            <table:table-cell office:value-type="string">
              <text:p>39</text:p>
            </table:table-cell>
            <table:table-cell/>
            <table:table-cell/>
            <table:table-cell/>
            <table:table-cell/>
            <table:table-cell/>
            <table:table-cell/>
          </table:table-row>
          <table:table-row>
            <table:table-cell office:value-type="string">
              <text:p>40</text:p>
            </table:table-cell>
            <table:table-cell/>
            <table:table-cell/>
            <table:table-cell/>
            <table:table-cell/>
            <table:table-cell/>
            <table:table-cell/>
          </table:table-row>
          <table:table-row>
            <table:table-cell office:value-type="string">
              <text:p>41</text:p>
            </table:table-cell>
            <table:table-cell/>
            <table:table-cell/>
            <table:table-cell/>
            <table:table-cell/>
            <table:table-cell/>
            <table:table-cell/>
          </table:table-row>
          <table:table-row>
            <table:table-cell office:value-type="string">
              <text:p>42</text:p>
            </table:table-cell>
            <table:table-cell/>
            <table:table-cell/>
            <table:table-cell/>
            <table:table-cell/>
            <table:table-cell/>
            <table:table-cell/>
          </table:table-row>
          <table:table-row>
            <table:table-cell office:value-type="string">
              <text:p>43</text:p>
            </table:table-cell>
            <table:table-cell/>
            <table:table-cell/>
            <table:table-cell/>
            <table:table-cell/>
            <table:table-cell/>
            <table:table-cell/>
          </table:table-row>
          <table:table-row>
            <table:table-cell office:value-type="string">
              <text:p>44</text:p>
            </table:table-cell>
            <table:table-cell/>
            <table:table-cell/>
            <table:table-cell office:value-type="float" office:value="200"/>
            <table:table-cell office:value-type="float" office:value="2.0430000000000001E-3"/>
            <table:table-cell office:value-type="float" office:value="200"/>
            <table:table-cell office:value-type="float" office:value="1.2666999999999999E-2"/>
          </table:table-row>
          <table:table-row>
            <table:table-cell office:value-type="string">
              <text:p>45</text:p>
            </table:table-cell>
            <table:table-cell/>
            <table:table-cell/>
            <table:table-cell office:value-type="float" office:value="200"/>
            <table:table-cell office:value-type="float" office:value="1.487E-3"/>
            <table:table-cell office:value-type="float" office:value="200"/>
            <table:table-cell office:value-type="float" office:value="7.1310000000000002E-3"/>
          </table:table-row>
          <table:table-row>
            <table:table-cell office:value-type="string">
              <text:p>46</text:p>
            </table:table-cell>
            <table:table-cell/>
            <table:table-cell/>
            <table:table-cell office:value-type="float" office:value="200"/>
            <table:table-cell office:value-type="float" office:value="1.4970000000000001E-3"/>
            <table:table-cell office:value-type="float" office:value="200"/>
            <table:table-cell office:value-type="float" office:value="1.0799E-2"/>
          </table:table-row>
          <table:table-row>
            <table:table-cell office:value-type="string">
              <text:p>47</text:p>
            </table:table-cell>
            <table:table-cell/>
            <table:table-cell/>
            <table:table-cell office:value-type="float" office:value="200"/>
            <table:table-cell office:value-type="float" office:value="1.6739999999999999E-3"/>
            <table:table-cell office:value-type="float" office:value="200"/>
            <table:table-cell office:value-type="float" office:value="1.0089000000000001E-2"/>
          </table:table-row>
          <table:table-row>
            <table:table-cell office:value-type="string">
              <text:p>48</text:p>
            </table:table-cell>
            <table:table-cell/>
            <table:table-cell/>
            <table:table-cell office:value-type="float" office:value="200"/>
            <table:table-cell office:value-type="float" office:value="1.9139999999999999E-3"/>
            <table:table-cell office:value-type="float" office:value="200"/>
            <table:table-cell office:value-type="float" office:value="8.2330000000000007E-3"/>
          </table:table-row>
          <table:table-row>
            <table:table-cell office:value-type="string">
              <text:p>49</text:p>
            </table:table-cell>
            <table:table-cell/>
            <table:table-cell/>
            <table:table-cell office:value-type="float" office:value="200"/>
            <table:table-cell office:value-type="float" office:value="1.9E-3"/>
            <table:table-cell office:value-type="float" office:value="200"/>
            <table:table-cell office:value-type="float" office:value="7.5989999999999999E-3"/>
          </table:table-row>
          <table:table-row>
            <table:table-cell office:value-type="string">
              <text:p>50</text:p>
            </table:table-cell>
            <table:table-cell/>
            <table:table-cell/>
            <table:table-cell office:value-type="float" office:value="200"/>
            <table:table-cell office:value-type="float" office:value="1.64E-3"/>
            <table:table-cell office:value-type="float" office:value="200"/>
            <table:table-cell office:value-type="float" office:value="9.5469999999999999E-3"/>
          </table:table-row>
          <table:table-row>
            <table:table-cell office:value-type="string">
              <text:p>51</text:p>
            </table:table-cell>
            <table:table-cell/>
            <table:table-cell/>
            <table:table-cell office:value-type="float" office:value="200"/>
            <table:table-cell office:value-type="float" office:value="1.5740000000000001E-3"/>
            <table:table-cell office:value-type="float" office:value="200"/>
            <table:table-cell office:value-type="float" office:value="9.6249999999999999E-3"/>
          </table:table-row>
          <table:table-row>
            <table:table-cell office:value-type="string">
              <text:p>52</text:p>
            </table:table-cell>
            <table:table-cell/>
            <table:table-cell/>
            <table:table-cell office:value-type="float" office:value="200"/>
            <table:table-cell office:value-type="float" office:value="1.689E-3"/>
            <table:table-cell office:value-type="float" office:value="200"/>
            <table:table-cell office:value-type="float" office:value="6.2940000000000001E-3"/>
          </table:table-row>
          <table:table-row>
            <table:table-cell office:value-type="string">
              <text:p>53</text:p>
            </table:table-cell>
            <table:table-cell/>
            <table:table-cell/>
            <table:table-cell office:value-type="float" office:value="200"/>
            <table:table-cell office:value-type="float" office:value="1.1429999999999999E-3"/>
            <table:table-cell office:value-type="float" office:value="200"/>
            <table:table-cell office:value-type="float" office:value="7.3889999999999997E-3"/>
          </table:table-row>
          <table:table-row>
            <table:table-cell office:value-type="string">
              <text:p>54</text:p>
            </table:table-cell>
            <table:table-cell/>
            <table:table-cell/>
            <table:table-cell/>
            <table:table-cell/>
            <table:table-cell/>
            <table:table-cell/>
          </table:table-row>
          <table:table-row>
            <table:table-cell office:value-type="string">
              <text:p>55</text:p>
            </table:table-cell>
            <table:table-cell/>
            <table:table-cell/>
            <table:table-cell/>
            <table:table-cell/>
            <table:table-cell/>
            <table:table-cell/>
          </table:table-row>
          <table:table-row>
            <table:table-cell office:value-type="string">
              <text:p>56</text:p>
            </table:table-cell>
            <table:table-cell/>
            <table:table-cell/>
            <table:table-cell/>
            <table:table-cell/>
            <table:table-cell/>
            <table:table-cell/>
          </table:table-row>
          <table:table-row>
            <table:table-cell office:value-type="string">
              <text:p>57</text:p>
            </table:table-cell>
            <table:table-cell/>
            <table:table-cell/>
            <table:table-cell/>
            <table:table-cell/>
            <table:table-cell/>
            <table:table-cell/>
          </table:table-row>
          <table:table-row>
            <table:table-cell office:value-type="string">
              <text:p>58</text:p>
            </table:table-cell>
            <table:table-cell/>
            <table:table-cell/>
            <table:table-cell/>
            <table:table-cell/>
            <table:table-cell/>
            <table:table-cell/>
          </table:table-row>
          <table:table-row>
            <table:table-cell office:value-type="string">
              <text:p>59</text:p>
            </table:table-cell>
            <table:table-cell/>
            <table:table-cell/>
            <table:table-cell office:value-type="float" office:value="500"/>
            <table:table-cell office:value-type="float" office:value="1.9040000000000001E-3"/>
            <table:table-cell office:value-type="float" office:value="500"/>
            <table:table-cell office:value-type="float" office:value="1.259E-2"/>
          </table:table-row>
          <table:table-row>
            <table:table-cell office:value-type="string">
              <text:p>60</text:p>
            </table:table-cell>
            <table:table-cell/>
            <table:table-cell/>
            <table:table-cell office:value-type="float" office:value="500"/>
            <table:table-cell office:value-type="float" office:value="1.439E-3"/>
            <table:table-cell office:value-type="float" office:value="500"/>
            <table:table-cell office:value-type="float" office:value="9.3810000000000004E-3"/>
          </table:table-row>
          <table:table-row>
            <table:table-cell office:value-type="string">
              <text:p>61</text:p>
            </table:table-cell>
            <table:table-cell/>
            <table:table-cell/>
            <table:table-cell office:value-type="float" office:value="500"/>
            <table:table-cell office:value-type="float" office:value="1.454E-3"/>
            <table:table-cell office:value-type="float" office:value="500"/>
            <table:table-cell office:value-type="float" office:value="1.0492E-2"/>
          </table:table-row>
          <table:table-row>
            <table:table-cell office:value-type="string">
              <text:p>62</text:p>
            </table:table-cell>
            <table:table-cell/>
            <table:table-cell/>
            <table:table-cell office:value-type="float" office:value="500"/>
            <table:table-cell office:value-type="float" office:value="1.5510000000000001E-3"/>
            <table:table-cell office:value-type="float" office:value="500"/>
            <table:table-cell office:value-type="float" office:value="1.2605E-2"/>
          </table:table-row>
          <table:table-row>
            <table:table-cell office:value-type="string">
              <text:p>63</text:p>
            </table:table-cell>
            <table:table-cell/>
            <table:table-cell/>
            <table:table-cell office:value-type="float" office:value="500"/>
            <table:table-cell office:value-type="float" office:value="1.9880000000000002E-3"/>
            <table:table-cell office:value-type="float" office:value="500"/>
            <table:table-cell office:value-type="float" office:value="8.2319999999999997E-3"/>
          </table:table-row>
          <table:table-row>
            <table:table-cell office:value-type="string">
              <text:p>64</text:p>
            </table:table-cell>
            <table:table-cell/>
            <table:table-cell/>
            <table:table-cell office:value-type="float" office:value="500"/>
            <table:table-cell office:value-type="float" office:value="1.8730000000000001E-3"/>
            <table:table-cell office:value-type="float" office:value="500"/>
            <table:table-cell office:value-type="float" office:value="9.1479999999999999E-3"/>
          </table:table-row>
          <table:table-row>
            <table:table-cell office:value-type="string">
              <text:p>65</text:p>
            </table:table-cell>
            <table:table-cell/>
            <table:table-cell/>
            <table:table-cell office:value-type="float" office:value="500"/>
            <table:table-cell office:value-type="float" office:value="1.699E-3"/>
            <table:table-cell office:value-type="float" office:value="500"/>
            <table:table-cell office:value-type="float" office:value="1.0434000000000001E-2"/>
          </table:table-row>
          <table:table-row>
            <table:table-cell office:value-type="string">
              <text:p>66</text:p>
            </table:table-cell>
            <table:table-cell/>
            <table:table-cell/>
            <table:table-cell office:value-type="float" office:value="500"/>
            <table:table-cell office:value-type="float" office:value="1.6689999999999999E-3"/>
            <table:table-cell office:value-type="float" office:value="500"/>
            <table:table-cell office:value-type="float" office:value="9.6039999999999997E-3"/>
          </table:table-row>
          <table:table-row>
            <table:table-cell office:value-type="string">
              <text:p>67</text:p>
            </table:table-cell>
            <table:table-cell/>
            <table:table-cell/>
            <table:table-cell office:value-type="float" office:value="500"/>
            <table:table-cell office:value-type="float" office:value="1.6410000000000001E-3"/>
            <table:table-cell office:value-type="float" office:value="500"/>
            <table:table-cell office:value-type="float" office:value="9.1839999999999995E-3"/>
          </table:table-row>
          <table:table-row>
            <table:table-cell office:value-type="string">
              <text:p>68</text:p>
            </table:table-cell>
            <table:table-cell/>
            <table:table-cell/>
            <table:table-cell office:value-type="float" office:value="500"/>
            <table:table-cell office:value-type="float" office:value="1.1770000000000001E-3"/>
            <table:table-cell office:value-type="float" office:value="500"/>
            <table:table-cell office:value-type="float" office:value="8.4539999999999997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